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45">
            <text:p>1245</text:p>
          </table:table-cell>
          <table:table-cell office:value-type="string">
            <text:p>Uttoxeter</text:p>
          </table:table-cell>
          <table:table-cell office:value-type="string">
            <text:p>Diesel Line</text:p>
          </table:table-cell>
          <table:table-cell office:value-type="float" office:value="8">
            <text:p>8</text:p>
          </table:table-cell>
          <table:table-cell office:value-type="float" office:value="0.134991267748037">
            <text:p>0.13499126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55">
            <text:p>1255</text:p>
          </table:table-cell>
          <table:table-cell office:value-type="string">
            <text:p>Goodwood</text:p>
          </table:table-cell>
          <table:table-cell office:value-type="string">
            <text:p>West Byfleet</text:p>
          </table:table-cell>
          <table:table-cell office:value-type="float" office:value="15">
            <text:p>15</text:p>
          </table:table-cell>
          <table:table-cell office:value-type="float" office:value="0.0680627186786587">
            <text:p>0.0680627187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10">
            <text:p>1310</text:p>
          </table:table-cell>
          <table:table-cell office:value-type="string">
            <text:p>Newmarket</text:p>
          </table:table-cell>
          <table:table-cell office:value-type="string">
            <text:p>Hold A Dream</text:p>
          </table:table-cell>
          <table:table-cell office:value-type="float" office:value="15">
            <text:p>15</text:p>
          </table:table-cell>
          <table:table-cell office:value-type="float" office:value="0.0667946084395579">
            <text:p>0.06679460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20">
            <text:p>1320</text:p>
          </table:table-cell>
          <table:table-cell office:value-type="string">
            <text:p>Uttoxeter</text:p>
          </table:table-cell>
          <table:table-cell office:value-type="string">
            <text:p>Not At That Price</text:p>
          </table:table-cell>
          <table:table-cell office:value-type="float" office:value="7.5">
            <text:p>7.5</text:p>
          </table:table-cell>
          <table:table-cell office:value-type="float" office:value="0.137450641285955">
            <text:p>0.13745064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Evening Tess</text:p>
          </table:table-cell>
          <table:table-cell office:value-type="float" office:value="26">
            <text:p>26</text:p>
          </table:table-cell>
          <table:table-cell office:value-type="float" office:value="0.0394211883103612">
            <text:p>0.03942118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Saxon Cross</text:p>
          </table:table-cell>
          <table:table-cell office:value-type="float" office:value="41">
            <text:p>41</text:p>
          </table:table-cell>
          <table:table-cell office:value-type="float" office:value="0.0344883865306037">
            <text:p>0.03448838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Botanical</text:p>
          </table:table-cell>
          <table:table-cell office:value-type="float" office:value="8">
            <text:p>8</text:p>
          </table:table-cell>
          <table:table-cell office:value-type="float" office:value="0.133320687179584">
            <text:p>0.133320687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3.75">
            <text:p>3.75</text:p>
          </table:table-cell>
          <table:table-cell office:value-type="float" office:value="0.267828170499438">
            <text:p>0.26782817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Horantzau D'Airy</text:p>
          </table:table-cell>
          <table:table-cell office:value-type="float" office:value="17">
            <text:p>17</text:p>
          </table:table-cell>
          <table:table-cell office:value-type="float" office:value="0.0589662264163721">
            <text:p>0.05896622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Aggagio</text:p>
          </table:table-cell>
          <table:table-cell office:value-type="float" office:value="10">
            <text:p>10</text:p>
          </table:table-cell>
          <table:table-cell office:value-type="float" office:value="0.105039609334163">
            <text:p>0.10503960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55">
            <text:p>1455</text:p>
          </table:table-cell>
          <table:table-cell office:value-type="string">
            <text:p>Newmarket</text:p>
          </table:table-cell>
          <table:table-cell office:value-type="string">
            <text:p>Frost At Dawn</text:p>
          </table:table-cell>
          <table:table-cell office:value-type="float" office:value="8">
            <text:p>8</text:p>
          </table:table-cell>
          <table:table-cell office:value-type="float" office:value="0.132248684697581">
            <text:p>0.13224868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Daily Present</text:p>
          </table:table-cell>
          <table:table-cell office:value-type="float" office:value="26">
            <text:p>26</text:p>
          </table:table-cell>
          <table:table-cell office:value-type="float" office:value="0.0386242103171836">
            <text:p>0.038624210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Ashdown Forest</text:p>
          </table:table-cell>
          <table:table-cell office:value-type="float" office:value="5">
            <text:p>5</text:p>
          </table:table-cell>
          <table:table-cell office:value-type="float" office:value="0.200873291522598">
            <text:p>0.200873291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Marbuzet</text:p>
          </table:table-cell>
          <table:table-cell office:value-type="float" office:value="9.5">
            <text:p>9.5</text:p>
          </table:table-cell>
          <table:table-cell office:value-type="float" office:value="0.123116611117433">
            <text:p>0.1231166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20">
            <text:p>1520</text:p>
          </table:table-cell>
          <table:table-cell office:value-type="string">
            <text:p>Goodwood</text:p>
          </table:table-cell>
          <table:table-cell office:value-type="string">
            <text:p>Spring Bloom</text:p>
          </table:table-cell>
          <table:table-cell office:value-type="float" office:value="9">
            <text:p>9</text:p>
          </table:table-cell>
          <table:table-cell office:value-type="float" office:value="0.119020883894462">
            <text:p>0.11902088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Oxagon</text:p>
          </table:table-cell>
          <table:table-cell office:value-type="float" office:value="11">
            <text:p>11</text:p>
          </table:table-cell>
          <table:table-cell office:value-type="float" office:value="0.0943918628667088">
            <text:p>0.094391862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50">
            <text:p>1550</text:p>
          </table:table-cell>
          <table:table-cell office:value-type="string">
            <text:p>Uttoxeter</text:p>
          </table:table-cell>
          <table:table-cell office:value-type="string">
            <text:p>Whatsupwithyou</text:p>
          </table:table-cell>
          <table:table-cell office:value-type="float" office:value="13">
            <text:p>13</text:p>
          </table:table-cell>
          <table:table-cell office:value-type="float" office:value="0.0773607068633252">
            <text:p>0.07736070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55">
            <text:p>1555</text:p>
          </table:table-cell>
          <table:table-cell office:value-type="string">
            <text:p>Thirsk</text:p>
          </table:table-cell>
          <table:table-cell office:value-type="string">
            <text:p>Kats Bob</text:p>
          </table:table-cell>
          <table:table-cell office:value-type="float" office:value="7.5">
            <text:p>7.5</text:p>
          </table:table-cell>
          <table:table-cell office:value-type="float" office:value="0.141170438283818">
            <text:p>0.141170438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Tatterstall</text:p>
          </table:table-cell>
          <table:table-cell office:value-type="float" office:value="8">
            <text:p>8</text:p>
          </table:table-cell>
          <table:table-cell office:value-type="float" office:value="0.13593833091577">
            <text:p>0.13593833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0">
            <text:p>1630</text:p>
          </table:table-cell>
          <table:table-cell office:value-type="string">
            <text:p>Goodwood</text:p>
          </table:table-cell>
          <table:table-cell office:value-type="string">
            <text:p>Akho Mezzna</text:p>
          </table:table-cell>
          <table:table-cell office:value-type="float" office:value="15">
            <text:p>15</text:p>
          </table:table-cell>
          <table:table-cell office:value-type="float" office:value="0.0736849747632109">
            <text:p>0.07368497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0">
            <text:p>1650</text:p>
          </table:table-cell>
          <table:table-cell office:value-type="string">
            <text:p>Uttoxeter</text:p>
          </table:table-cell>
          <table:table-cell office:value-type="string">
            <text:p>Nickelforce</text:p>
          </table:table-cell>
          <table:table-cell office:value-type="float" office:value="12">
            <text:p>12</text:p>
          </table:table-cell>
          <table:table-cell office:value-type="float" office:value="0.0894640171100492">
            <text:p>0.08946401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5">
            <text:p>1655</text:p>
          </table:table-cell>
          <table:table-cell office:value-type="string">
            <text:p>Punchestown</text:p>
          </table:table-cell>
          <table:table-cell office:value-type="string">
            <text:p>One Horse Town</text:p>
          </table:table-cell>
          <table:table-cell office:value-type="float" office:value="41">
            <text:p>41</text:p>
          </table:table-cell>
          <table:table-cell office:value-type="float" office:value="0.0353827995444556">
            <text:p>0.03538279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Rising Force</text:p>
          </table:table-cell>
          <table:table-cell office:value-type="float" office:value="8">
            <text:p>8</text:p>
          </table:table-cell>
          <table:table-cell office:value-type="float" office:value="0.128156652620624">
            <text:p>0.12815665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5">
            <text:p>1705</text:p>
          </table:table-cell>
          <table:table-cell office:value-type="string">
            <text:p>Goodwood</text:p>
          </table:table-cell>
          <table:table-cell office:value-type="string">
            <text:p>Shaman Champion</text:p>
          </table:table-cell>
          <table:table-cell office:value-type="float" office:value="6">
            <text:p>6</text:p>
          </table:table-cell>
          <table:table-cell office:value-type="float" office:value="0.169957726039731">
            <text:p>0.169957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My Ballyquinn</text:p>
          </table:table-cell>
          <table:table-cell office:value-type="float" office:value="4.5">
            <text:p>4.5</text:p>
          </table:table-cell>
          <table:table-cell office:value-type="float" office:value="0.238667114132636">
            <text:p>0.23866711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Splash</text:p>
          </table:table-cell>
          <table:table-cell office:value-type="float" office:value="15">
            <text:p>15</text:p>
          </table:table-cell>
          <table:table-cell office:value-type="float" office:value="0.0695116062570793">
            <text:p>0.06951160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30">
            <text:p>1730</text:p>
          </table:table-cell>
          <table:table-cell office:value-type="string">
            <text:p>Punchestown</text:p>
          </table:table-cell>
          <table:table-cell office:value-type="string">
            <text:p>Thisistheway</text:p>
          </table:table-cell>
          <table:table-cell office:value-type="float" office:value="21">
            <text:p>21</text:p>
          </table:table-cell>
          <table:table-cell office:value-type="float" office:value="0.0486943592506285">
            <text:p>0.048694359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Rocket Boots</text:p>
          </table:table-cell>
          <table:table-cell office:value-type="float" office:value="6">
            <text:p>6</text:p>
          </table:table-cell>
          <table:table-cell office:value-type="float" office:value="0.17319271833322">
            <text:p>0.17319271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5">
            <text:p>1755</text:p>
          </table:table-cell>
          <table:table-cell office:value-type="string">
            <text:p>Newmarket</text:p>
          </table:table-cell>
          <table:table-cell office:value-type="string">
            <text:p>Classic Encounter</text:p>
          </table:table-cell>
          <table:table-cell office:value-type="float" office:value="7.5">
            <text:p>7.5</text:p>
          </table:table-cell>
          <table:table-cell office:value-type="float" office:value="0.137733436940987">
            <text:p>0.13773343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815">
            <text:p>1815</text:p>
          </table:table-cell>
          <table:table-cell office:value-type="string">
            <text:p>Hexham</text:p>
          </table:table-cell>
          <table:table-cell office:value-type="string">
            <text:p>Moonshine Man</text:p>
          </table:table-cell>
          <table:table-cell office:value-type="float" office:value="7">
            <text:p>7</text:p>
          </table:table-cell>
          <table:table-cell office:value-type="float" office:value="0.150097698642513">
            <text:p>0.150097698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902">
            <text:p>1902</text:p>
          </table:table-cell>
          <table:table-cell office:value-type="string">
            <text:p>Doncaster</text:p>
          </table:table-cell>
          <table:table-cell office:value-type="string">
            <text:p>Saratoga Gold</text:p>
          </table:table-cell>
          <table:table-cell office:value-type="float" office:value="8">
            <text:p>8</text:p>
          </table:table-cell>
          <table:table-cell office:value-type="float" office:value="0.130754991564123">
            <text:p>0.13075499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932">
            <text:p>1932</text:p>
          </table:table-cell>
          <table:table-cell office:value-type="string">
            <text:p>Doncaster</text:p>
          </table:table-cell>
          <table:table-cell office:value-type="string">
            <text:p>Caitlin G</text:p>
          </table:table-cell>
          <table:table-cell office:value-type="float" office:value="7.5">
            <text:p>7.5</text:p>
          </table:table-cell>
          <table:table-cell office:value-type="float" office:value="0.141136057597077">
            <text:p>0.141136057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2002">
            <text:p>2002</text:p>
          </table:table-cell>
          <table:table-cell office:value-type="string">
            <text:p>Doncaster</text:p>
          </table:table-cell>
          <table:table-cell office:value-type="string">
            <text:p>Lumenbourg</text:p>
          </table:table-cell>
          <table:table-cell office:value-type="float" office:value="8">
            <text:p>8</text:p>
          </table:table-cell>
          <table:table-cell office:value-type="float" office:value="0.138610642726825">
            <text:p>0.13861064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45">
            <text:p>1245</text:p>
          </table:table-cell>
          <table:table-cell office:value-type="string">
            <text:p>Uttoxeter</text:p>
          </table:table-cell>
          <table:table-cell office:value-type="string">
            <text:p>Diesel Line</text:p>
          </table:table-cell>
          <table:table-cell office:value-type="float" office:value="8">
            <text:p>8</text:p>
          </table:table-cell>
          <table:table-cell office:value-type="float" office:value="0.134991267748037">
            <text:p>0.13499126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255">
            <text:p>1255</text:p>
          </table:table-cell>
          <table:table-cell office:value-type="string">
            <text:p>Goodwood</text:p>
          </table:table-cell>
          <table:table-cell office:value-type="string">
            <text:p>Ciarrai Abu</text:p>
          </table:table-cell>
          <table:table-cell office:value-type="float" office:value="3.25">
            <text:p>3.25</text:p>
          </table:table-cell>
          <table:table-cell office:value-type="float" office:value="0.286860762221155">
            <text:p>0.286860762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10">
            <text:p>1310</text:p>
          </table:table-cell>
          <table:table-cell office:value-type="string">
            <text:p>Newmarket</text:p>
          </table:table-cell>
          <table:table-cell office:value-type="string">
            <text:p>Sky Majesty</text:p>
          </table:table-cell>
          <table:table-cell office:value-type="float" office:value="4.33">
            <text:p>4.33</text:p>
          </table:table-cell>
          <table:table-cell office:value-type="float" office:value="0.223112885306452">
            <text:p>0.22311288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20">
            <text:p>1320</text:p>
          </table:table-cell>
          <table:table-cell office:value-type="string">
            <text:p>Uttoxeter</text:p>
          </table:table-cell>
          <table:table-cell office:value-type="string">
            <text:p>Trigg</text:p>
          </table:table-cell>
          <table:table-cell office:value-type="float" office:value="2.5">
            <text:p>2.5</text:p>
          </table:table-cell>
          <table:table-cell office:value-type="float" office:value="0.380186864486654">
            <text:p>0.38018686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30">
            <text:p>1330</text:p>
          </table:table-cell>
          <table:table-cell office:value-type="string">
            <text:p>Goodwood</text:p>
          </table:table-cell>
          <table:table-cell office:value-type="string">
            <text:p>Fitzella</text:p>
          </table:table-cell>
          <table:table-cell office:value-type="float" office:value="3.25">
            <text:p>3.25</text:p>
          </table:table-cell>
          <table:table-cell office:value-type="float" office:value="0.293529458203775">
            <text:p>0.293529458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35">
            <text:p>1335</text:p>
          </table:table-cell>
          <table:table-cell office:value-type="string">
            <text:p>Thirsk</text:p>
          </table:table-cell>
          <table:table-cell office:value-type="string">
            <text:p>Tamam Star</text:p>
          </table:table-cell>
          <table:table-cell office:value-type="float" office:value="1.73">
            <text:p>1.73</text:p>
          </table:table-cell>
          <table:table-cell office:value-type="float" office:value="0.558535331849266">
            <text:p>0.558535331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Tap Tap Shamie</text:p>
          </table:table-cell>
          <table:table-cell office:value-type="float" office:value="1.53">
            <text:p>1.53</text:p>
          </table:table-cell>
          <table:table-cell office:value-type="float" office:value="0.635896724307135">
            <text:p>0.635896724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10">
            <text:p>1410</text:p>
          </table:table-cell>
          <table:table-cell office:value-type="string">
            <text:p>Thirsk</text:p>
          </table:table-cell>
          <table:table-cell office:value-type="string">
            <text:p>Town Queen</text:p>
          </table:table-cell>
          <table:table-cell office:value-type="float" office:value="2.38">
            <text:p>2.38</text:p>
          </table:table-cell>
          <table:table-cell office:value-type="float" office:value="0.417363669443151">
            <text:p>0.4173636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Bullet Point</text:p>
          </table:table-cell>
          <table:table-cell office:value-type="float" office:value="6.5">
            <text:p>6.5</text:p>
          </table:table-cell>
          <table:table-cell office:value-type="float" office:value="0.143666680477641">
            <text:p>0.14366668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3.75">
            <text:p>3.75</text:p>
          </table:table-cell>
          <table:table-cell office:value-type="float" office:value="0.267828170499438">
            <text:p>0.26782817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Calimystic</text:p>
          </table:table-cell>
          <table:table-cell office:value-type="float" office:value="3.25">
            <text:p>3.25</text:p>
          </table:table-cell>
          <table:table-cell office:value-type="float" office:value="0.282988257362369">
            <text:p>0.282988257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40">
            <text:p>1440</text:p>
          </table:table-cell>
          <table:table-cell office:value-type="string">
            <text:p>Thirsk</text:p>
          </table:table-cell>
          <table:table-cell office:value-type="string">
            <text:p>A War Eagle</text:p>
          </table:table-cell>
          <table:table-cell office:value-type="float" office:value="26">
            <text:p>26</text:p>
          </table:table-cell>
          <table:table-cell office:value-type="float" office:value="0.0281933315410178">
            <text:p>0.02819333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55">
            <text:p>1455</text:p>
          </table:table-cell>
          <table:table-cell office:value-type="string">
            <text:p>Newmarket</text:p>
          </table:table-cell>
          <table:table-cell office:value-type="string">
            <text:p>Jm Jungle</text:p>
          </table:table-cell>
          <table:table-cell office:value-type="float" office:value="15">
            <text:p>15</text:p>
          </table:table-cell>
          <table:table-cell office:value-type="float" office:value="0.0590384668868003">
            <text:p>0.05903846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Uncle Pat</text:p>
          </table:table-cell>
          <table:table-cell office:value-type="float" office:value="6">
            <text:p>6</text:p>
          </table:table-cell>
          <table:table-cell office:value-type="float" office:value="0.132655365043163">
            <text:p>0.1326553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0">
            <text:p>1510</text:p>
          </table:table-cell>
          <table:table-cell office:value-type="string">
            <text:p>Uttoxeter</text:p>
          </table:table-cell>
          <table:table-cell office:value-type="string">
            <text:p>Tom Desjy</text:p>
          </table:table-cell>
          <table:table-cell office:value-type="float" office:value="3.75">
            <text:p>3.75</text:p>
          </table:table-cell>
          <table:table-cell office:value-type="float" office:value="0.241466268904103">
            <text:p>0.24146626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Marbuzet</text:p>
          </table:table-cell>
          <table:table-cell office:value-type="float" office:value="9.5">
            <text:p>9.5</text:p>
          </table:table-cell>
          <table:table-cell office:value-type="float" office:value="0.123116611117433">
            <text:p>0.1231166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20">
            <text:p>1520</text:p>
          </table:table-cell>
          <table:table-cell office:value-type="string">
            <text:p>Goodwood</text:p>
          </table:table-cell>
          <table:table-cell office:value-type="string">
            <text:p>The Thames Boatman</text:p>
          </table:table-cell>
          <table:table-cell office:value-type="float" office:value="4.5">
            <text:p>4.5</text:p>
          </table:table-cell>
          <table:table-cell office:value-type="float" office:value="0.197088464625604">
            <text:p>0.19708846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Bow Echo</text:p>
          </table:table-cell>
          <table:table-cell office:value-type="float" office:value="4.5">
            <text:p>4.5</text:p>
          </table:table-cell>
          <table:table-cell office:value-type="float" office:value="0.194543841282895">
            <text:p>0.19454384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45">
            <text:p>1545</text:p>
          </table:table-cell>
          <table:table-cell office:value-type="string">
            <text:p>Punchestown</text:p>
          </table:table-cell>
          <table:table-cell office:value-type="string">
            <text:p>High Class Hero</text:p>
          </table:table-cell>
          <table:table-cell office:value-type="float" office:value="15">
            <text:p>15</text:p>
          </table:table-cell>
          <table:table-cell office:value-type="float" office:value="0.0660425857266297">
            <text:p>0.06604258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50">
            <text:p>1550</text:p>
          </table:table-cell>
          <table:table-cell office:value-type="string">
            <text:p>Uttoxeter</text:p>
          </table:table-cell>
          <table:table-cell office:value-type="string">
            <text:p>Sir Galahad</text:p>
          </table:table-cell>
          <table:table-cell office:value-type="float" office:value="4.5">
            <text:p>4.5</text:p>
          </table:table-cell>
          <table:table-cell office:value-type="float" office:value="0.188582182900866">
            <text:p>0.1885821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55">
            <text:p>1555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3">
            <text:p>3</text:p>
          </table:table-cell>
          <table:table-cell office:value-type="float" office:value="0.307920280452037">
            <text:p>0.30792028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00">
            <text:p>1600</text:p>
          </table:table-cell>
          <table:table-cell office:value-type="string">
            <text:p>Goodwood</text:p>
          </table:table-cell>
          <table:table-cell office:value-type="string">
            <text:p>Lord Melbourne</text:p>
          </table:table-cell>
          <table:table-cell office:value-type="float" office:value="19">
            <text:p>19</text:p>
          </table:table-cell>
          <table:table-cell office:value-type="float" office:value="0.0424996581788973">
            <text:p>0.04249965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Sovereign Spell</text:p>
          </table:table-cell>
          <table:table-cell office:value-type="float" office:value="5">
            <text:p>5</text:p>
          </table:table-cell>
          <table:table-cell office:value-type="float" office:value="0.199256263786869">
            <text:p>0.19925626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Wodhooh</text:p>
          </table:table-cell>
          <table:table-cell office:value-type="float" office:value="1.73">
            <text:p>1.73</text:p>
          </table:table-cell>
          <table:table-cell office:value-type="float" office:value="0.525042674644046">
            <text:p>0.525042674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20">
            <text:p>1620</text:p>
          </table:table-cell>
          <table:table-cell office:value-type="string">
            <text:p>Uttoxeter</text:p>
          </table:table-cell>
          <table:table-cell office:value-type="string">
            <text:p>Good Boy Griff</text:p>
          </table:table-cell>
          <table:table-cell office:value-type="float" office:value="5">
            <text:p>5</text:p>
          </table:table-cell>
          <table:table-cell office:value-type="float" office:value="0.171185019363513">
            <text:p>0.171185019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Tatterstall</text:p>
          </table:table-cell>
          <table:table-cell office:value-type="float" office:value="8">
            <text:p>8</text:p>
          </table:table-cell>
          <table:table-cell office:value-type="float" office:value="0.13593833091577">
            <text:p>0.13593833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30">
            <text:p>1630</text:p>
          </table:table-cell>
          <table:table-cell office:value-type="string">
            <text:p>Goodwood</text:p>
          </table:table-cell>
          <table:table-cell office:value-type="string">
            <text:p>Northern Empire</text:p>
          </table:table-cell>
          <table:table-cell office:value-type="float" office:value="8.5">
            <text:p>8.5</text:p>
          </table:table-cell>
          <table:table-cell office:value-type="float" office:value="0.10167577386947">
            <text:p>0.101675773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0">
            <text:p>1640</text:p>
          </table:table-cell>
          <table:table-cell office:value-type="string">
            <text:p>Hexham</text:p>
          </table:table-cell>
          <table:table-cell office:value-type="string">
            <text:p>Seeyouinmydreams</text:p>
          </table:table-cell>
          <table:table-cell office:value-type="float" office:value="1.44">
            <text:p>1.44</text:p>
          </table:table-cell>
          <table:table-cell office:value-type="float" office:value="0.666685433417981">
            <text:p>0.666685433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650">
            <text:p>1650</text:p>
          </table:table-cell>
          <table:table-cell office:value-type="string">
            <text:p>Uttoxeter</text:p>
          </table:table-cell>
          <table:table-cell office:value-type="string">
            <text:p>Jet Smart</text:p>
          </table:table-cell>
          <table:table-cell office:value-type="float" office:value="11">
            <text:p>11</text:p>
          </table:table-cell>
          <table:table-cell office:value-type="float" office:value="0.0856606848983969">
            <text:p>0.08566068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5">
            <text:p>1655</text:p>
          </table:table-cell>
          <table:table-cell office:value-type="string">
            <text:p>Punchestown</text:p>
          </table:table-cell>
          <table:table-cell office:value-type="string">
            <text:p>Apolon De Charnie</text:p>
          </table:table-cell>
          <table:table-cell office:value-type="float" office:value="2.63">
            <text:p>2.63</text:p>
          </table:table-cell>
          <table:table-cell office:value-type="float" office:value="0.353564850024778">
            <text:p>0.3535648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Rising Force</text:p>
          </table:table-cell>
          <table:table-cell office:value-type="float" office:value="8">
            <text:p>8</text:p>
          </table:table-cell>
          <table:table-cell office:value-type="float" office:value="0.128156652620624">
            <text:p>0.12815665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5">
            <text:p>1705</text:p>
          </table:table-cell>
          <table:table-cell office:value-type="string">
            <text:p>Goodwood</text:p>
          </table:table-cell>
          <table:table-cell office:value-type="string">
            <text:p>Shaman Champion</text:p>
          </table:table-cell>
          <table:table-cell office:value-type="float" office:value="6">
            <text:p>6</text:p>
          </table:table-cell>
          <table:table-cell office:value-type="float" office:value="0.169957726039731">
            <text:p>0.169957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My Ballyquinn</text:p>
          </table:table-cell>
          <table:table-cell office:value-type="float" office:value="4.5">
            <text:p>4.5</text:p>
          </table:table-cell>
          <table:table-cell office:value-type="float" office:value="0.238667114132636">
            <text:p>0.23866711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15">
            <text:p>1715</text:p>
          </table:table-cell>
          <table:table-cell office:value-type="string">
            <text:p>Hexham</text:p>
          </table:table-cell>
          <table:table-cell office:value-type="string">
            <text:p>Passing Diamond</text:p>
          </table:table-cell>
          <table:table-cell office:value-type="float" office:value="5">
            <text:p>5</text:p>
          </table:table-cell>
          <table:table-cell office:value-type="float" office:value="0.182012024479244">
            <text:p>0.18201202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Thaluna</text:p>
          </table:table-cell>
          <table:table-cell office:value-type="float" office:value="6">
            <text:p>6</text:p>
          </table:table-cell>
          <table:table-cell office:value-type="float" office:value="0.144615485454134">
            <text:p>0.14461548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30">
            <text:p>1730</text:p>
          </table:table-cell>
          <table:table-cell office:value-type="string">
            <text:p>Punchestown</text:p>
          </table:table-cell>
          <table:table-cell office:value-type="string">
            <text:p>Storm Heart</text:p>
          </table:table-cell>
          <table:table-cell office:value-type="float" office:value="10">
            <text:p>10</text:p>
          </table:table-cell>
          <table:table-cell office:value-type="float" office:value="0.0951398097823212">
            <text:p>0.095139809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45">
            <text:p>1745</text:p>
          </table:table-cell>
          <table:table-cell office:value-type="string">
            <text:p>Hexham</text:p>
          </table:table-cell>
          <table:table-cell office:value-type="string">
            <text:p>Earnest Belief</text:p>
          </table:table-cell>
          <table:table-cell office:value-type="float" office:value="4">
            <text:p>4</text:p>
          </table:table-cell>
          <table:table-cell office:value-type="float" office:value="0.225206955171326">
            <text:p>0.22520695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Rocket Boots</text:p>
          </table:table-cell>
          <table:table-cell office:value-type="float" office:value="6">
            <text:p>6</text:p>
          </table:table-cell>
          <table:table-cell office:value-type="float" office:value="0.17319271833322">
            <text:p>0.17319271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55">
            <text:p>1755</text:p>
          </table:table-cell>
          <table:table-cell office:value-type="string">
            <text:p>Newmarket</text:p>
          </table:table-cell>
          <table:table-cell office:value-type="string">
            <text:p>Skipper</text:p>
          </table:table-cell>
          <table:table-cell office:value-type="float" office:value="6.5">
            <text:p>6.5</text:p>
          </table:table-cell>
          <table:table-cell office:value-type="float" office:value="0.143944204907448">
            <text:p>0.14394420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815">
            <text:p>1815</text:p>
          </table:table-cell>
          <table:table-cell office:value-type="string">
            <text:p>Hexham</text:p>
          </table:table-cell>
          <table:table-cell office:value-type="string">
            <text:p>Sonigino</text:p>
          </table:table-cell>
          <table:table-cell office:value-type="float" office:value="2.5">
            <text:p>2.5</text:p>
          </table:table-cell>
          <table:table-cell office:value-type="float" office:value="0.395213141597503">
            <text:p>0.395213141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827">
            <text:p>1827</text:p>
          </table:table-cell>
          <table:table-cell office:value-type="string">
            <text:p>Doncaster</text:p>
          </table:table-cell>
          <table:table-cell office:value-type="string">
            <text:p>Akkadian Thunder</text:p>
          </table:table-cell>
          <table:table-cell office:value-type="float" office:value="3.25">
            <text:p>3.25</text:p>
          </table:table-cell>
          <table:table-cell office:value-type="float" office:value="0.298107797944937">
            <text:p>0.29810779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845">
            <text:p>1845</text:p>
          </table:table-cell>
          <table:table-cell office:value-type="string">
            <text:p>Hexham</text:p>
          </table:table-cell>
          <table:table-cell office:value-type="string">
            <text:p>Lawrenny</text:p>
          </table:table-cell>
          <table:table-cell office:value-type="float" office:value="7.5">
            <text:p>7.5</text:p>
          </table:table-cell>
          <table:table-cell office:value-type="float" office:value="0.125740363034753">
            <text:p>0.125740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902">
            <text:p>1902</text:p>
          </table:table-cell>
          <table:table-cell office:value-type="string">
            <text:p>Doncaster</text:p>
          </table:table-cell>
          <table:table-cell office:value-type="string">
            <text:p>Sixpack</text:p>
          </table:table-cell>
          <table:table-cell office:value-type="float" office:value="2.75">
            <text:p>2.75</text:p>
          </table:table-cell>
          <table:table-cell office:value-type="float" office:value="0.350334294656066">
            <text:p>0.35033429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915">
            <text:p>1915</text:p>
          </table:table-cell>
          <table:table-cell office:value-type="string">
            <text:p>Hexham</text:p>
          </table:table-cell>
          <table:table-cell office:value-type="string">
            <text:p>Royal Deeside</text:p>
          </table:table-cell>
          <table:table-cell office:value-type="float" office:value="6.5">
            <text:p>6.5</text:p>
          </table:table-cell>
          <table:table-cell office:value-type="float" office:value="0.148276288186411">
            <text:p>0.148276288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932">
            <text:p>1932</text:p>
          </table:table-cell>
          <table:table-cell office:value-type="string">
            <text:p>Doncaster</text:p>
          </table:table-cell>
          <table:table-cell office:value-type="string">
            <text:p>Grey Force</text:p>
          </table:table-cell>
          <table:table-cell office:value-type="float" office:value="3.75">
            <text:p>3.75</text:p>
          </table:table-cell>
          <table:table-cell office:value-type="float" office:value="0.246436715547915">
            <text:p>0.24643671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945">
            <text:p>1945</text:p>
          </table:table-cell>
          <table:table-cell office:value-type="string">
            <text:p>Hexham</text:p>
          </table:table-cell>
          <table:table-cell office:value-type="string">
            <text:p>Kicksaftersix</text:p>
          </table:table-cell>
          <table:table-cell office:value-type="float" office:value="5">
            <text:p>5</text:p>
          </table:table-cell>
          <table:table-cell office:value-type="float" office:value="0.182797237908893">
            <text:p>0.1827972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2002">
            <text:p>2002</text:p>
          </table:table-cell>
          <table:table-cell office:value-type="string">
            <text:p>Doncaster</text:p>
          </table:table-cell>
          <table:table-cell office:value-type="string">
            <text:p>Evocative Spark</text:p>
          </table:table-cell>
          <table:table-cell office:value-type="float" office:value="4.33">
            <text:p>4.33</text:p>
          </table:table-cell>
          <table:table-cell office:value-type="float" office:value="0.222273153734733">
            <text:p>0.22227315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2015">
            <text:p>2015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9.5">
            <text:p>9.5</text:p>
          </table:table-cell>
          <table:table-cell office:value-type="float" office:value="0.0985516276253176">
            <text:p>0.09855162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245">
            <text:p>1245</text:p>
          </table:table-cell>
          <table:table-cell office:value-type="string">
            <text:p>Uttoxeter</text:p>
          </table:table-cell>
          <table:table-cell office:value-type="string">
            <text:p>Diesel Line</text:p>
          </table:table-cell>
          <table:table-cell office:value-type="float" office:value="8">
            <text:p>8</text:p>
          </table:table-cell>
          <table:table-cell office:value-type="float" office:value="0.134991267748037">
            <text:p>0.13499126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320">
            <text:p>1320</text:p>
          </table:table-cell>
          <table:table-cell office:value-type="string">
            <text:p>Uttoxeter</text:p>
          </table:table-cell>
          <table:table-cell office:value-type="string">
            <text:p>Not At That Price</text:p>
          </table:table-cell>
          <table:table-cell office:value-type="float" office:value="7.5">
            <text:p>7.5</text:p>
          </table:table-cell>
          <table:table-cell office:value-type="float" office:value="0.137450641285955">
            <text:p>0.13745064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Coul Angel</text:p>
          </table:table-cell>
          <table:table-cell office:value-type="float" office:value="12">
            <text:p>12</text:p>
          </table:table-cell>
          <table:table-cell office:value-type="float" office:value="0.0801761456664513">
            <text:p>0.08017614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Botanical</text:p>
          </table:table-cell>
          <table:table-cell office:value-type="float" office:value="8">
            <text:p>8</text:p>
          </table:table-cell>
          <table:table-cell office:value-type="float" office:value="0.133320687179584">
            <text:p>0.133320687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Horantzau D'Airy</text:p>
          </table:table-cell>
          <table:table-cell office:value-type="float" office:value="17">
            <text:p>17</text:p>
          </table:table-cell>
          <table:table-cell office:value-type="float" office:value="0.0589662264163721">
            <text:p>0.05896622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Aggagio</text:p>
          </table:table-cell>
          <table:table-cell office:value-type="float" office:value="10">
            <text:p>10</text:p>
          </table:table-cell>
          <table:table-cell office:value-type="float" office:value="0.105039609334163">
            <text:p>0.10503960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Marbuzet</text:p>
          </table:table-cell>
          <table:table-cell office:value-type="float" office:value="9.5">
            <text:p>9.5</text:p>
          </table:table-cell>
          <table:table-cell office:value-type="float" office:value="0.123116611117433">
            <text:p>0.1231166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520">
            <text:p>1520</text:p>
          </table:table-cell>
          <table:table-cell office:value-type="string">
            <text:p>Goodwood</text:p>
          </table:table-cell>
          <table:table-cell office:value-type="string">
            <text:p>Spring Bloom</text:p>
          </table:table-cell>
          <table:table-cell office:value-type="float" office:value="9">
            <text:p>9</text:p>
          </table:table-cell>
          <table:table-cell office:value-type="float" office:value="0.119020883894462">
            <text:p>0.11902088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Tatterstall</text:p>
          </table:table-cell>
          <table:table-cell office:value-type="float" office:value="8">
            <text:p>8</text:p>
          </table:table-cell>
          <table:table-cell office:value-type="float" office:value="0.13593833091577">
            <text:p>0.13593833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50">
            <text:p>1650</text:p>
          </table:table-cell>
          <table:table-cell office:value-type="string">
            <text:p>Uttoxeter</text:p>
          </table:table-cell>
          <table:table-cell office:value-type="string">
            <text:p>Nickelforce</text:p>
          </table:table-cell>
          <table:table-cell office:value-type="float" office:value="12">
            <text:p>12</text:p>
          </table:table-cell>
          <table:table-cell office:value-type="float" office:value="0.0894640171100492">
            <text:p>0.08946401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Rising Force</text:p>
          </table:table-cell>
          <table:table-cell office:value-type="float" office:value="8">
            <text:p>8</text:p>
          </table:table-cell>
          <table:table-cell office:value-type="float" office:value="0.128156652620624">
            <text:p>0.12815665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2">
            <text:p>260502</text:p>
          </table:table-cell>
          <table:table-cell office:value-type="float" office:value="1845">
            <text:p>1845</text:p>
          </table:table-cell>
          <table:table-cell office:value-type="string">
            <text:p>Hexham</text:p>
          </table:table-cell>
          <table:table-cell office:value-type="string">
            <text:p>Lawrenny</text:p>
          </table:table-cell>
          <table:table-cell office:value-type="float" office:value="7.5">
            <text:p>7.5</text:p>
          </table:table-cell>
          <table:table-cell office:value-type="float" office:value="0.125740363034753">
            <text:p>0.125740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2002">
            <text:p>2002</text:p>
          </table:table-cell>
          <table:table-cell office:value-type="string">
            <text:p>Doncaster</text:p>
          </table:table-cell>
          <table:table-cell office:value-type="string">
            <text:p>Lumenbourg</text:p>
          </table:table-cell>
          <table:table-cell office:value-type="float" office:value="8">
            <text:p>8</text:p>
          </table:table-cell>
          <table:table-cell office:value-type="float" office:value="0.138610642726825">
            <text:p>0.13861064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Lyneham</text:p>
          </table:table-cell>
          <table:table-cell office:value-type="float" office:value="7.5">
            <text:p>7.5</text:p>
          </table:table-cell>
          <table:table-cell office:value-type="float" office:value="0.1344572042555">
            <text:p>0.134457204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Archers Bay</text:p>
          </table:table-cell>
          <table:table-cell office:value-type="float" office:value="13">
            <text:p>13</text:p>
          </table:table-cell>
          <table:table-cell office:value-type="float" office:value="0.082230595958146">
            <text:p>0.0822305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Beylerbeyi</text:p>
          </table:table-cell>
          <table:table-cell office:value-type="float" office:value="12">
            <text:p>12</text:p>
          </table:table-cell>
          <table:table-cell office:value-type="float" office:value="0.0835340346923488">
            <text:p>0.083534034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0">
            <text:p>1510</text:p>
          </table:table-cell>
          <table:table-cell office:value-type="string">
            <text:p>Ascot</text:p>
          </table:table-cell>
          <table:table-cell office:value-type="string">
            <text:p>Midnight Tango</text:p>
          </table:table-cell>
          <table:table-cell office:value-type="float" office:value="51">
            <text:p>51</text:p>
          </table:table-cell>
          <table:table-cell office:value-type="float" office:value="0.0310416635989057">
            <text:p>0.03104166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5">
            <text:p>1515</text:p>
          </table:table-cell>
          <table:table-cell office:value-type="string">
            <text:p>Goodwood</text:p>
          </table:table-cell>
          <table:table-cell office:value-type="string">
            <text:p>Democracy Dilemma</text:p>
          </table:table-cell>
          <table:table-cell office:value-type="float" office:value="10">
            <text:p>10</text:p>
          </table:table-cell>
          <table:table-cell office:value-type="float" office:value="0.101421563094477">
            <text:p>0.10142156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Lion'S Pride</text:p>
          </table:table-cell>
          <table:table-cell office:value-type="float" office:value="5">
            <text:p>5</text:p>
          </table:table-cell>
          <table:table-cell office:value-type="float" office:value="0.210084355819506">
            <text:p>0.2100843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Santorini Star</text:p>
          </table:table-cell>
          <table:table-cell office:value-type="float" office:value="6.5">
            <text:p>6.5</text:p>
          </table:table-cell>
          <table:table-cell office:value-type="float" office:value="0.156017510405715">
            <text:p>0.15601751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Hearts And Spades</text:p>
          </table:table-cell>
          <table:table-cell office:value-type="float" office:value="2">
            <text:p>2</text:p>
          </table:table-cell>
          <table:table-cell office:value-type="float" office:value="0.512524447000054">
            <text:p>0.5125244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45">
            <text:p>1545</text:p>
          </table:table-cell>
          <table:table-cell office:value-type="string">
            <text:p>Ascot</text:p>
          </table:table-cell>
          <table:table-cell office:value-type="string">
            <text:p>Rashabar</text:p>
          </table:table-cell>
          <table:table-cell office:value-type="float" office:value="6.5">
            <text:p>6.5</text:p>
          </table:table-cell>
          <table:table-cell office:value-type="float" office:value="0.164556631909778">
            <text:p>0.16455663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50">
            <text:p>1550</text:p>
          </table:table-cell>
          <table:table-cell office:value-type="string">
            <text:p>Goodwood</text:p>
          </table:table-cell>
          <table:table-cell office:value-type="string">
            <text:p>Crystal Flyer</text:p>
          </table:table-cell>
          <table:table-cell office:value-type="float" office:value="34">
            <text:p>34</text:p>
          </table:table-cell>
          <table:table-cell office:value-type="float" office:value="0.0346353004479231">
            <text:p>0.034635300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05">
            <text:p>1605</text:p>
          </table:table-cell>
          <table:table-cell office:value-type="string">
            <text:p>Newmarket</text:p>
          </table:table-cell>
          <table:table-cell office:value-type="string">
            <text:p>Billyjoh</text:p>
          </table:table-cell>
          <table:table-cell office:value-type="float" office:value="11">
            <text:p>11</text:p>
          </table:table-cell>
          <table:table-cell office:value-type="float" office:value="0.0997338496126508">
            <text:p>0.0997338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Jel Pepper</text:p>
          </table:table-cell>
          <table:table-cell office:value-type="float" office:value="8">
            <text:p>8</text:p>
          </table:table-cell>
          <table:table-cell office:value-type="float" office:value="0.13846306943155">
            <text:p>0.1384630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26">
            <text:p>26</text:p>
          </table:table-cell>
          <table:table-cell office:value-type="float" office:value="0.0609870353779151">
            <text:p>0.060987035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00">
            <text:p>1700</text:p>
          </table:table-cell>
          <table:table-cell office:value-type="string">
            <text:p>Goodwood</text:p>
          </table:table-cell>
          <table:table-cell office:value-type="string">
            <text:p>Kokoluna</text:p>
          </table:table-cell>
          <table:table-cell office:value-type="float" office:value="5.5">
            <text:p>5.5</text:p>
          </table:table-cell>
          <table:table-cell office:value-type="float" office:value="0.190988595794766">
            <text:p>0.190988595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05">
            <text:p>1705</text:p>
          </table:table-cell>
          <table:table-cell office:value-type="string">
            <text:p>Warwick</text:p>
          </table:table-cell>
          <table:table-cell office:value-type="string">
            <text:p>Ultimate Survivor</text:p>
          </table:table-cell>
          <table:table-cell office:value-type="float" office:value="5.5">
            <text:p>5.5</text:p>
          </table:table-cell>
          <table:table-cell office:value-type="float" office:value="0.201048454460261">
            <text:p>0.20104845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Norn Iron</text:p>
          </table:table-cell>
          <table:table-cell office:value-type="float" office:value="12">
            <text:p>12</text:p>
          </table:table-cell>
          <table:table-cell office:value-type="float" office:value="0.0935962932096506">
            <text:p>0.09359629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Wingmen</text:p>
          </table:table-cell>
          <table:table-cell office:value-type="float" office:value="13">
            <text:p>13</text:p>
          </table:table-cell>
          <table:table-cell office:value-type="float" office:value="0.0848675119453379">
            <text:p>0.08486751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Karamoja</text:p>
          </table:table-cell>
          <table:table-cell office:value-type="float" office:value="26">
            <text:p>26</text:p>
          </table:table-cell>
          <table:table-cell office:value-type="float" office:value="0.0402242303634819">
            <text:p>0.04022423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He'S Gorgeous</text:p>
          </table:table-cell>
          <table:table-cell office:value-type="float" office:value="34">
            <text:p>34</text:p>
          </table:table-cell>
          <table:table-cell office:value-type="float" office:value="0.0347283688980381">
            <text:p>0.034728368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Fair Dinkum</text:p>
          </table:table-cell>
          <table:table-cell office:value-type="float" office:value="12">
            <text:p>12</text:p>
          </table:table-cell>
          <table:table-cell office:value-type="float" office:value="0.0870977355072335">
            <text:p>0.08709773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Machete</text:p>
          </table:table-cell>
          <table:table-cell office:value-type="float" office:value="6.5">
            <text:p>6.5</text:p>
          </table:table-cell>
          <table:table-cell office:value-type="float" office:value="0.160068105871747">
            <text:p>0.16006810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Ludo'S Landing</text:p>
          </table:table-cell>
          <table:table-cell office:value-type="float" office:value="12">
            <text:p>12</text:p>
          </table:table-cell>
          <table:table-cell office:value-type="float" office:value="0.0880825886649417">
            <text:p>0.08808258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40">
            <text:p>1840</text:p>
          </table:table-cell>
          <table:table-cell office:value-type="string">
            <text:p>Punchestown</text:p>
          </table:table-cell>
          <table:table-cell office:value-type="string">
            <text:p>Wilful</text:p>
          </table:table-cell>
          <table:table-cell office:value-type="float" office:value="17">
            <text:p>17</text:p>
          </table:table-cell>
          <table:table-cell office:value-type="float" office:value="0.0624181946112271">
            <text:p>0.06241819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850">
            <text:p>1850</text:p>
          </table:table-cell>
          <table:table-cell office:value-type="string">
            <text:p>Warwick</text:p>
          </table:table-cell>
          <table:table-cell office:value-type="string">
            <text:p>Police Academy</text:p>
          </table:table-cell>
          <table:table-cell office:value-type="float" office:value="2.88">
            <text:p>2.88</text:p>
          </table:table-cell>
          <table:table-cell office:value-type="float" office:value="0.353358376910056">
            <text:p>0.35335837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02">
            <text:p>1902</text:p>
          </table:table-cell>
          <table:table-cell office:value-type="string">
            <text:p>Newcastle</text:p>
          </table:table-cell>
          <table:table-cell office:value-type="string">
            <text:p>Loquella</text:p>
          </table:table-cell>
          <table:table-cell office:value-type="float" office:value="15">
            <text:p>15</text:p>
          </table:table-cell>
          <table:table-cell office:value-type="float" office:value="0.072346310997209">
            <text:p>0.0723463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himsy</text:p>
          </table:table-cell>
          <table:table-cell office:value-type="float" office:value="15">
            <text:p>15</text:p>
          </table:table-cell>
          <table:table-cell office:value-type="float" office:value="0.0700889282663797">
            <text:p>0.07008892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ithabitofluk</text:p>
          </table:table-cell>
          <table:table-cell office:value-type="float" office:value="23">
            <text:p>23</text:p>
          </table:table-cell>
          <table:table-cell office:value-type="float" office:value="0.0590381889675993">
            <text:p>0.05903818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Day Trader</text:p>
          </table:table-cell>
          <table:table-cell office:value-type="float" office:value="26">
            <text:p>26</text:p>
          </table:table-cell>
          <table:table-cell office:value-type="float" office:value="0.0437749200810652">
            <text:p>0.043774920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933">
            <text:p>1933</text:p>
          </table:table-cell>
          <table:table-cell office:value-type="string">
            <text:p>Newcastle</text:p>
          </table:table-cell>
          <table:table-cell office:value-type="string">
            <text:p>William Dewhirst</text:p>
          </table:table-cell>
          <table:table-cell office:value-type="float" office:value="15">
            <text:p>15</text:p>
          </table:table-cell>
          <table:table-cell office:value-type="float" office:value="0.0888520792777262">
            <text:p>0.0888520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2010">
            <text:p>2010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5.5">
            <text:p>5.5</text:p>
          </table:table-cell>
          <table:table-cell office:value-type="float" office:value="0.187450198277806">
            <text:p>0.1874501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I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00">
            <text:p>1400</text:p>
          </table:table-cell>
          <table:table-cell office:value-type="string">
            <text:p>Ascot</text:p>
          </table:table-cell>
          <table:table-cell office:value-type="string">
            <text:p>A Bear Affair</text:p>
          </table:table-cell>
          <table:table-cell office:value-type="float" office:value="4">
            <text:p>4</text:p>
          </table:table-cell>
          <table:table-cell office:value-type="float" office:value="0.237307431289541">
            <text:p>0.23730743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Moriarty Moon</text:p>
          </table:table-cell>
          <table:table-cell office:value-type="float" office:value="11">
            <text:p>11</text:p>
          </table:table-cell>
          <table:table-cell office:value-type="float" office:value="0.0761461537657788">
            <text:p>0.07614615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40">
            <text:p>1440</text:p>
          </table:table-cell>
          <table:table-cell office:value-type="string">
            <text:p>Goodwood</text:p>
          </table:table-cell>
          <table:table-cell office:value-type="string">
            <text:p>Allegresse</text:p>
          </table:table-cell>
          <table:table-cell office:value-type="float" office:value="9">
            <text:p>9</text:p>
          </table:table-cell>
          <table:table-cell office:value-type="float" office:value="0.0999553732316748">
            <text:p>0.09995537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55">
            <text:p>1455</text:p>
          </table:table-cell>
          <table:table-cell office:value-type="string">
            <text:p>Newmarket</text:p>
          </table:table-cell>
          <table:table-cell office:value-type="string">
            <text:p>Vincenzo Peruggia</text:p>
          </table:table-cell>
          <table:table-cell office:value-type="float" office:value="8.5">
            <text:p>8.5</text:p>
          </table:table-cell>
          <table:table-cell office:value-type="float" office:value="0.105542135956551">
            <text:p>0.1055421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0">
            <text:p>1510</text:p>
          </table:table-cell>
          <table:table-cell office:value-type="string">
            <text:p>Ascot</text:p>
          </table:table-cell>
          <table:table-cell office:value-type="string">
            <text:p>Wise Approach</text:p>
          </table:table-cell>
          <table:table-cell office:value-type="float" office:value="2">
            <text:p>2</text:p>
          </table:table-cell>
          <table:table-cell office:value-type="float" office:value="0.481568196916693">
            <text:p>0.48156819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15">
            <text:p>1515</text:p>
          </table:table-cell>
          <table:table-cell office:value-type="string">
            <text:p>Goodwood</text:p>
          </table:table-cell>
          <table:table-cell office:value-type="string">
            <text:p>Spartan Arrow</text:p>
          </table:table-cell>
          <table:table-cell office:value-type="float" office:value="8.5">
            <text:p>8.5</text:p>
          </table:table-cell>
          <table:table-cell office:value-type="float" office:value="0.105679557114518">
            <text:p>0.105679557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Santorini Star</text:p>
          </table:table-cell>
          <table:table-cell office:value-type="float" office:value="6.5">
            <text:p>6.5</text:p>
          </table:table-cell>
          <table:table-cell office:value-type="float" office:value="0.156017510405715">
            <text:p>0.15601751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Hearts And Spades</text:p>
          </table:table-cell>
          <table:table-cell office:value-type="float" office:value="2">
            <text:p>2</text:p>
          </table:table-cell>
          <table:table-cell office:value-type="float" office:value="0.512524447000054">
            <text:p>0.5125244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45">
            <text:p>1545</text:p>
          </table:table-cell>
          <table:table-cell office:value-type="string">
            <text:p>Ascot</text:p>
          </table:table-cell>
          <table:table-cell office:value-type="string">
            <text:p>Remmooz</text:p>
          </table:table-cell>
          <table:table-cell office:value-type="float" office:value="4.33">
            <text:p>4.33</text:p>
          </table:table-cell>
          <table:table-cell office:value-type="float" office:value="0.227913511908955">
            <text:p>0.227913511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550">
            <text:p>1550</text:p>
          </table:table-cell>
          <table:table-cell office:value-type="string">
            <text:p>Goodwood</text:p>
          </table:table-cell>
          <table:table-cell office:value-type="string">
            <text:p>Crystal Flyer</text:p>
          </table:table-cell>
          <table:table-cell office:value-type="float" office:value="34">
            <text:p>34</text:p>
          </table:table-cell>
          <table:table-cell office:value-type="float" office:value="0.0346353004479231">
            <text:p>0.034635300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05">
            <text:p>1605</text:p>
          </table:table-cell>
          <table:table-cell office:value-type="string">
            <text:p>Newmarket</text:p>
          </table:table-cell>
          <table:table-cell office:value-type="string">
            <text:p>Shah</text:p>
          </table:table-cell>
          <table:table-cell office:value-type="float" office:value="6">
            <text:p>6</text:p>
          </table:table-cell>
          <table:table-cell office:value-type="float" office:value="0.148502101609201">
            <text:p>0.14850210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Its On The Line</text:p>
          </table:table-cell>
          <table:table-cell office:value-type="float" office:value="3.75">
            <text:p>3.75</text:p>
          </table:table-cell>
          <table:table-cell office:value-type="float" office:value="0.229717737809106">
            <text:p>0.2297177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0">
            <text:p>1620</text:p>
          </table:table-cell>
          <table:table-cell office:value-type="string">
            <text:p>Ascot</text:p>
          </table:table-cell>
          <table:table-cell office:value-type="string">
            <text:p>Pixie Diva</text:p>
          </table:table-cell>
          <table:table-cell office:value-type="float" office:value="6.5">
            <text:p>6.5</text:p>
          </table:table-cell>
          <table:table-cell office:value-type="float" office:value="0.129370464324728">
            <text:p>0.12937046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On Lovers Walk</text:p>
          </table:table-cell>
          <table:table-cell office:value-type="float" office:value="7">
            <text:p>7</text:p>
          </table:table-cell>
          <table:table-cell office:value-type="float" office:value="0.128673604583475">
            <text:p>0.12867360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Dinoblue</text:p>
          </table:table-cell>
          <table:table-cell office:value-type="float" office:value="1.73">
            <text:p>1.73</text:p>
          </table:table-cell>
          <table:table-cell office:value-type="float" office:value="0.533443748658348">
            <text:p>0.53344374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00">
            <text:p>1700</text:p>
          </table:table-cell>
          <table:table-cell office:value-type="string">
            <text:p>Goodwood</text:p>
          </table:table-cell>
          <table:table-cell office:value-type="string">
            <text:p>Kokoluna</text:p>
          </table:table-cell>
          <table:table-cell office:value-type="float" office:value="5.5">
            <text:p>5.5</text:p>
          </table:table-cell>
          <table:table-cell office:value-type="float" office:value="0.190988595794766">
            <text:p>0.190988595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05">
            <text:p>1705</text:p>
          </table:table-cell>
          <table:table-cell office:value-type="string">
            <text:p>Warwick</text:p>
          </table:table-cell>
          <table:table-cell office:value-type="string">
            <text:p>The Dancing Tree</text:p>
          </table:table-cell>
          <table:table-cell office:value-type="float" office:value="1.91">
            <text:p>1.91</text:p>
          </table:table-cell>
          <table:table-cell office:value-type="float" office:value="0.44611498204933">
            <text:p>0.44611498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15">
            <text:p>1715</text:p>
          </table:table-cell>
          <table:table-cell office:value-type="string">
            <text:p>Newmarket</text:p>
          </table:table-cell>
          <table:table-cell office:value-type="string">
            <text:p>Lightning Polka</text:p>
          </table:table-cell>
          <table:table-cell office:value-type="float" office:value="8.5">
            <text:p>8.5</text:p>
          </table:table-cell>
          <table:table-cell office:value-type="float" office:value="0.10047876082127">
            <text:p>0.10047876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20">
            <text:p>1720</text:p>
          </table:table-cell>
          <table:table-cell office:value-type="string">
            <text:p>Newcastle</text:p>
          </table:table-cell>
          <table:table-cell office:value-type="string">
            <text:p>Say What You See</text:p>
          </table:table-cell>
          <table:table-cell office:value-type="float" office:value="2.38">
            <text:p>2.38</text:p>
          </table:table-cell>
          <table:table-cell office:value-type="float" office:value="0.390359615273068">
            <text:p>0.39035961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Funiculi Funicula</text:p>
          </table:table-cell>
          <table:table-cell office:value-type="float" office:value="5.5">
            <text:p>5.5</text:p>
          </table:table-cell>
          <table:table-cell office:value-type="float" office:value="0.15658178557782">
            <text:p>0.15658178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0">
            <text:p>1730</text:p>
          </table:table-cell>
          <table:table-cell office:value-type="string">
            <text:p>Ascot</text:p>
          </table:table-cell>
          <table:table-cell office:value-type="string">
            <text:p>Angel Hunter</text:p>
          </table:table-cell>
          <table:table-cell office:value-type="float" office:value="8.5">
            <text:p>8.5</text:p>
          </table:table-cell>
          <table:table-cell office:value-type="float" office:value="0.104022026604932">
            <text:p>0.104022026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40">
            <text:p>1740</text:p>
          </table:table-cell>
          <table:table-cell office:value-type="string">
            <text:p>Warwick</text:p>
          </table:table-cell>
          <table:table-cell office:value-type="string">
            <text:p>What A Glance</text:p>
          </table:table-cell>
          <table:table-cell office:value-type="float" office:value="3.25">
            <text:p>3.25</text:p>
          </table:table-cell>
          <table:table-cell office:value-type="float" office:value="0.286731388231828">
            <text:p>0.28673138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New York Minute</text:p>
          </table:table-cell>
          <table:table-cell office:value-type="float" office:value="4.33">
            <text:p>4.33</text:p>
          </table:table-cell>
          <table:table-cell office:value-type="float" office:value="0.219295602120415">
            <text:p>0.21929560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00">
            <text:p>1800</text:p>
          </table:table-cell>
          <table:table-cell office:value-type="string">
            <text:p>Punchestown</text:p>
          </table:table-cell>
          <table:table-cell office:value-type="string">
            <text:p>King Rasko Grey</text:p>
          </table:table-cell>
          <table:table-cell office:value-type="float" office:value="1.5">
            <text:p>1.5</text:p>
          </table:table-cell>
          <table:table-cell office:value-type="float" office:value="0.624298281371577">
            <text:p>0.62429828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15">
            <text:p>1815</text:p>
          </table:table-cell>
          <table:table-cell office:value-type="string">
            <text:p>Warwick</text:p>
          </table:table-cell>
          <table:table-cell office:value-type="string">
            <text:p>Crawter</text:p>
          </table:table-cell>
          <table:table-cell office:value-type="float" office:value="3.25">
            <text:p>3.25</text:p>
          </table:table-cell>
          <table:table-cell office:value-type="float" office:value="0.29562449295166">
            <text:p>0.29562449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llyjoegold</text:p>
          </table:table-cell>
          <table:table-cell office:value-type="float" office:value="126">
            <text:p>126</text:p>
          </table:table-cell>
          <table:table-cell office:value-type="float" office:value="0.00479441112120359">
            <text:p>0.00479441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40">
            <text:p>1840</text:p>
          </table:table-cell>
          <table:table-cell office:value-type="string">
            <text:p>Punchestown</text:p>
          </table:table-cell>
          <table:table-cell office:value-type="string">
            <text:p>Lossiemouth</text:p>
          </table:table-cell>
          <table:table-cell office:value-type="float" office:value="1.3">
            <text:p>1.3</text:p>
          </table:table-cell>
          <table:table-cell office:value-type="float" office:value="0.730774718553447">
            <text:p>0.73077471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850">
            <text:p>1850</text:p>
          </table:table-cell>
          <table:table-cell office:value-type="string">
            <text:p>Warwick</text:p>
          </table:table-cell>
          <table:table-cell office:value-type="string">
            <text:p>Police Academy</text:p>
          </table:table-cell>
          <table:table-cell office:value-type="float" office:value="2.88">
            <text:p>2.88</text:p>
          </table:table-cell>
          <table:table-cell office:value-type="float" office:value="0.353358376910056">
            <text:p>0.35335837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902">
            <text:p>1902</text:p>
          </table:table-cell>
          <table:table-cell office:value-type="string">
            <text:p>Newcastle</text:p>
          </table:table-cell>
          <table:table-cell office:value-type="string">
            <text:p>Dandy Breeze</text:p>
          </table:table-cell>
          <table:table-cell office:value-type="float" office:value="2.88">
            <text:p>2.88</text:p>
          </table:table-cell>
          <table:table-cell office:value-type="float" office:value="0.313980156542837">
            <text:p>0.31398015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Spy</text:p>
          </table:table-cell>
          <table:table-cell office:value-type="float" office:value="15">
            <text:p>15</text:p>
          </table:table-cell>
          <table:table-cell office:value-type="float" office:value="0.0619798755220558">
            <text:p>0.06197987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25">
            <text:p>1925</text:p>
          </table:table-cell>
          <table:table-cell office:value-type="string">
            <text:p>Warwick</text:p>
          </table:table-cell>
          <table:table-cell office:value-type="string">
            <text:p>Jeffery'S Cross</text:p>
          </table:table-cell>
          <table:table-cell office:value-type="float" office:value="1.91">
            <text:p>1.91</text:p>
          </table:table-cell>
          <table:table-cell office:value-type="float" office:value="0.477596959148423">
            <text:p>0.47759695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933">
            <text:p>1933</text:p>
          </table:table-cell>
          <table:table-cell office:value-type="string">
            <text:p>Newcastle</text:p>
          </table:table-cell>
          <table:table-cell office:value-type="string">
            <text:p>William Dewhirst</text:p>
          </table:table-cell>
          <table:table-cell office:value-type="float" office:value="15">
            <text:p>15</text:p>
          </table:table-cell>
          <table:table-cell office:value-type="float" office:value="0.0888520792777262">
            <text:p>0.0888520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2000">
            <text:p>2000</text:p>
          </table:table-cell>
          <table:table-cell office:value-type="string">
            <text:p>Warwick</text:p>
          </table:table-cell>
          <table:table-cell office:value-type="string">
            <text:p>Unexpected Party</text:p>
          </table:table-cell>
          <table:table-cell office:value-type="float" office:value="1.4">
            <text:p>1.4</text:p>
          </table:table-cell>
          <table:table-cell office:value-type="float" office:value="0.660613072700425">
            <text:p>0.660613072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2010">
            <text:p>2010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5.5">
            <text:p>5.5</text:p>
          </table:table-cell>
          <table:table-cell office:value-type="float" office:value="0.187450198277806">
            <text:p>0.1874501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Mokata</text:p>
          </table:table-cell>
          <table:table-cell office:value-type="float" office:value="201">
            <text:p>201</text:p>
          </table:table-cell>
          <table:table-cell office:value-type="float" office:value="0.00134704914228113">
            <text:p>0.00134704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Jel Pepper</text:p>
          </table:table-cell>
          <table:table-cell office:value-type="float" office:value="8">
            <text:p>8</text:p>
          </table:table-cell>
          <table:table-cell office:value-type="float" office:value="0.13846306943155">
            <text:p>0.1384630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Sophia Rose</text:p>
          </table:table-cell>
          <table:table-cell office:value-type="float" office:value="201">
            <text:p>201</text:p>
          </table:table-cell>
          <table:table-cell office:value-type="float" office:value="0.00124615645479595">
            <text:p>0.00124615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llyjoegold</text:p>
          </table:table-cell>
          <table:table-cell office:value-type="float" office:value="126">
            <text:p>126</text:p>
          </table:table-cell>
          <table:table-cell office:value-type="float" office:value="0.00479441112120359">
            <text:p>0.00479441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Furrst Lady</text:p>
          </table:table-cell>
          <table:table-cell office:value-type="float" office:value="251">
            <text:p>251</text:p>
          </table:table-cell>
          <table:table-cell office:value-type="float" office:value="0.00178488364801265">
            <text:p>0.00178488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Pure Value Unfiltered</text:p>
          </table:table-cell>
        </table:table-row>
        <table:table-row table:style-name="ro1">
          <table:table-cell office:value-type="float" office:value="260501">
            <text:p>260501</text:p>
          </table:table-cell>
          <table:table-cell office:value-type="float" office:value="1933">
            <text:p>1933</text:p>
          </table:table-cell>
          <table:table-cell office:value-type="string">
            <text:p>Newcastle</text:p>
          </table:table-cell>
          <table:table-cell office:value-type="string">
            <text:p>William Dewhirst</text:p>
          </table:table-cell>
          <table:table-cell office:value-type="float" office:value="15">
            <text:p>15</text:p>
          </table:table-cell>
          <table:table-cell office:value-type="float" office:value="0.0888520792777262">
            <text:p>0.0888520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Value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05">
            <text:p>1405</text:p>
          </table:table-cell>
          <table:table-cell office:value-type="string">
            <text:p>Yarmouth</text:p>
          </table:table-cell>
          <table:table-cell office:value-type="string">
            <text:p>Shielas Well</text:p>
          </table:table-cell>
          <table:table-cell office:value-type="float" office:value="4">
            <text:p>4</text:p>
          </table:table-cell>
          <table:table-cell office:value-type="float" office:value="0.233347196131952">
            <text:p>0.23334719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13">
            <text:p>1413</text:p>
          </table:table-cell>
          <table:table-cell office:value-type="string">
            <text:p>Redcar</text:p>
          </table:table-cell>
          <table:table-cell office:value-type="string">
            <text:p>Fareenar</text:p>
          </table:table-cell>
          <table:table-cell office:value-type="float" office:value="6.5">
            <text:p>6.5</text:p>
          </table:table-cell>
          <table:table-cell office:value-type="float" office:value="0.157545611475083">
            <text:p>0.15754561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Leader D'Allier</text:p>
          </table:table-cell>
          <table:table-cell office:value-type="float" office:value="3.25">
            <text:p>3.25</text:p>
          </table:table-cell>
          <table:table-cell office:value-type="float" office:value="0.258078583434477">
            <text:p>0.25807858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Fashion People</text:p>
          </table:table-cell>
          <table:table-cell office:value-type="float" office:value="1.5">
            <text:p>1.5</text:p>
          </table:table-cell>
          <table:table-cell office:value-type="float" office:value="0.67118347028818">
            <text:p>0.67118347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48">
            <text:p>1448</text:p>
          </table:table-cell>
          <table:table-cell office:value-type="string">
            <text:p>Redcar</text:p>
          </table:table-cell>
          <table:table-cell office:value-type="string">
            <text:p>Hungarian</text:p>
          </table:table-cell>
          <table:table-cell office:value-type="float" office:value="1.83">
            <text:p>1.83</text:p>
          </table:table-cell>
          <table:table-cell office:value-type="float" office:value="0.52418747977694">
            <text:p>0.52418747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455">
            <text:p>1455</text:p>
          </table:table-cell>
          <table:table-cell office:value-type="string">
            <text:p>Lingfield</text:p>
          </table:table-cell>
          <table:table-cell office:value-type="string">
            <text:p>Poetic Jack</text:p>
          </table:table-cell>
          <table:table-cell office:value-type="float" office:value="4.33">
            <text:p>4.33</text:p>
          </table:table-cell>
          <table:table-cell office:value-type="float" office:value="0.22064016158928">
            <text:p>0.22064016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Diamond Du Berlais</text:p>
          </table:table-cell>
          <table:table-cell office:value-type="float" office:value="2.5">
            <text:p>2.5</text:p>
          </table:table-cell>
          <table:table-cell office:value-type="float" office:value="0.38068560063241">
            <text:p>0.380685600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15">
            <text:p>1515</text:p>
          </table:table-cell>
          <table:table-cell office:value-type="string">
            <text:p>Yarmouth</text:p>
          </table:table-cell>
          <table:table-cell office:value-type="string">
            <text:p>Alpine Culture</text:p>
          </table:table-cell>
          <table:table-cell office:value-type="float" office:value="5">
            <text:p>5</text:p>
          </table:table-cell>
          <table:table-cell office:value-type="float" office:value="0.192641931102312">
            <text:p>0.19264193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23">
            <text:p>1523</text:p>
          </table:table-cell>
          <table:table-cell office:value-type="string">
            <text:p>Redcar</text:p>
          </table:table-cell>
          <table:table-cell office:value-type="string">
            <text:p>Egotistical</text:p>
          </table:table-cell>
          <table:table-cell office:value-type="float" office:value="2.63">
            <text:p>2.63</text:p>
          </table:table-cell>
          <table:table-cell office:value-type="float" office:value="0.365758157012714">
            <text:p>0.365758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30">
            <text:p>1530</text:p>
          </table:table-cell>
          <table:table-cell office:value-type="string">
            <text:p>Lingfield</text:p>
          </table:table-cell>
          <table:table-cell office:value-type="string">
            <text:p>Mintana</text:p>
          </table:table-cell>
          <table:table-cell office:value-type="float" office:value="11">
            <text:p>11</text:p>
          </table:table-cell>
          <table:table-cell office:value-type="float" office:value="0.0927822704039734">
            <text:p>0.092782270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Busselton</text:p>
          </table:table-cell>
          <table:table-cell office:value-type="float" office:value="4">
            <text:p>4</text:p>
          </table:table-cell>
          <table:table-cell office:value-type="float" office:value="0.230837333954546">
            <text:p>0.2308373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558">
            <text:p>1558</text:p>
          </table:table-cell>
          <table:table-cell office:value-type="string">
            <text:p>Redcar</text:p>
          </table:table-cell>
          <table:table-cell office:value-type="string">
            <text:p>Miss Rainbow</text:p>
          </table:table-cell>
          <table:table-cell office:value-type="float" office:value="7">
            <text:p>7</text:p>
          </table:table-cell>
          <table:table-cell office:value-type="float" office:value="0.129563302100166">
            <text:p>0.12956330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Desdemona</text:p>
          </table:table-cell>
          <table:table-cell office:value-type="float" office:value="5">
            <text:p>5</text:p>
          </table:table-cell>
          <table:table-cell office:value-type="float" office:value="0.205320281134868">
            <text:p>0.20532028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Ballykinlar</text:p>
          </table:table-cell>
          <table:table-cell office:value-type="float" office:value="23">
            <text:p>23</text:p>
          </table:table-cell>
          <table:table-cell office:value-type="float" office:value="0.0509475989163823">
            <text:p>0.050947598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Beach Point</text:p>
          </table:table-cell>
          <table:table-cell office:value-type="float" office:value="5">
            <text:p>5</text:p>
          </table:table-cell>
          <table:table-cell office:value-type="float" office:value="0.218230862123754">
            <text:p>0.21823086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30">
            <text:p>1630</text:p>
          </table:table-cell>
          <table:table-cell office:value-type="string">
            <text:p>Redcar</text:p>
          </table:table-cell>
          <table:table-cell office:value-type="string">
            <text:p>James Mchenry</text:p>
          </table:table-cell>
          <table:table-cell office:value-type="float" office:value="5.5">
            <text:p>5.5</text:p>
          </table:table-cell>
          <table:table-cell office:value-type="float" office:value="0.175603744046801">
            <text:p>0.1756037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35">
            <text:p>1635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7">
            <text:p>7</text:p>
          </table:table-cell>
          <table:table-cell office:value-type="float" office:value="0.136114043799329">
            <text:p>0.136114043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Ballysax Hank</text:p>
          </table:table-cell>
          <table:table-cell office:value-type="float" office:value="10">
            <text:p>10</text:p>
          </table:table-cell>
          <table:table-cell office:value-type="float" office:value="0.0886973336397976">
            <text:p>0.0886973336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02">
            <text:p>1702</text:p>
          </table:table-cell>
          <table:table-cell office:value-type="string">
            <text:p>Redcar</text:p>
          </table:table-cell>
          <table:table-cell office:value-type="string">
            <text:p>King Of Berkshire</text:p>
          </table:table-cell>
          <table:table-cell office:value-type="float" office:value="1.62">
            <text:p>1.62</text:p>
          </table:table-cell>
          <table:table-cell office:value-type="float" office:value="0.553172595977002">
            <text:p>0.553172596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07">
            <text:p>1707</text:p>
          </table:table-cell>
          <table:table-cell office:value-type="string">
            <text:p>Lingfield</text:p>
          </table:table-cell>
          <table:table-cell office:value-type="string">
            <text:p>Super Hit</text:p>
          </table:table-cell>
          <table:table-cell office:value-type="float" office:value="3.75">
            <text:p>3.75</text:p>
          </table:table-cell>
          <table:table-cell office:value-type="float" office:value="0.243183116166025">
            <text:p>0.24318311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12">
            <text:p>1712</text:p>
          </table:table-cell>
          <table:table-cell office:value-type="string">
            <text:p>Kempton</text:p>
          </table:table-cell>
          <table:table-cell office:value-type="string">
            <text:p>Graceful George</text:p>
          </table:table-cell>
          <table:table-cell office:value-type="float" office:value="23">
            <text:p>23</text:p>
          </table:table-cell>
          <table:table-cell office:value-type="float" office:value="0.0340254158313023">
            <text:p>0.034025415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17">
            <text:p>1717</text:p>
          </table:table-cell>
          <table:table-cell office:value-type="string">
            <text:p>Southwell</text:p>
          </table:table-cell>
          <table:table-cell office:value-type="string">
            <text:p>Yakhabar</text:p>
          </table:table-cell>
          <table:table-cell office:value-type="float" office:value="5">
            <text:p>5</text:p>
          </table:table-cell>
          <table:table-cell office:value-type="float" office:value="0.192598061236711">
            <text:p>0.19259806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Jacob'S Ladder</text:p>
          </table:table-cell>
          <table:table-cell office:value-type="float" office:value="23">
            <text:p>23</text:p>
          </table:table-cell>
          <table:table-cell office:value-type="float" office:value="0.0485211761895466">
            <text:p>0.048521176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Armstrong</text:p>
          </table:table-cell>
          <table:table-cell office:value-type="float" office:value="3.25">
            <text:p>3.25</text:p>
          </table:table-cell>
          <table:table-cell office:value-type="float" office:value="0.282916004054176">
            <text:p>0.28291600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old Suitor</text:p>
          </table:table-cell>
          <table:table-cell office:value-type="float" office:value="11">
            <text:p>11</text:p>
          </table:table-cell>
          <table:table-cell office:value-type="float" office:value="0.092442999641613">
            <text:p>0.09244299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752">
            <text:p>1752</text:p>
          </table:table-cell>
          <table:table-cell office:value-type="string">
            <text:p>Southwell</text:p>
          </table:table-cell>
          <table:table-cell office:value-type="string">
            <text:p>Sisterandbrother</text:p>
          </table:table-cell>
          <table:table-cell office:value-type="float" office:value="5.5">
            <text:p>5.5</text:p>
          </table:table-cell>
          <table:table-cell office:value-type="float" office:value="0.181301844017137">
            <text:p>0.1813018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Teahupoo</text:p>
          </table:table-cell>
          <table:table-cell office:value-type="float" office:value="2.88">
            <text:p>2.88</text:p>
          </table:table-cell>
          <table:table-cell office:value-type="float" office:value="0.317092613567616">
            <text:p>0.31709261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10">
            <text:p>1810</text:p>
          </table:table-cell>
          <table:table-cell office:value-type="string">
            <text:p>Lingfield</text:p>
          </table:table-cell>
          <table:table-cell office:value-type="string">
            <text:p>Imperial Cult</text:p>
          </table:table-cell>
          <table:table-cell office:value-type="float" office:value="3.75">
            <text:p>3.75</text:p>
          </table:table-cell>
          <table:table-cell office:value-type="float" office:value="0.235784135127486">
            <text:p>0.2357841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15">
            <text:p>1815</text:p>
          </table:table-cell>
          <table:table-cell office:value-type="string">
            <text:p>Kempton</text:p>
          </table:table-cell>
          <table:table-cell office:value-type="string">
            <text:p>Langstone</text:p>
          </table:table-cell>
          <table:table-cell office:value-type="float" office:value="8.5">
            <text:p>8.5</text:p>
          </table:table-cell>
          <table:table-cell office:value-type="float" office:value="0.1009043918598">
            <text:p>0.10090439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25">
            <text:p>1825</text:p>
          </table:table-cell>
          <table:table-cell office:value-type="string">
            <text:p>Southwell</text:p>
          </table:table-cell>
          <table:table-cell office:value-type="string">
            <text:p>Pure Moon</text:p>
          </table:table-cell>
          <table:table-cell office:value-type="float" office:value="1.91">
            <text:p>1.91</text:p>
          </table:table-cell>
          <table:table-cell office:value-type="float" office:value="0.486247591606208">
            <text:p>0.486247591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845">
            <text:p>1845</text:p>
          </table:table-cell>
          <table:table-cell office:value-type="string">
            <text:p>Kempton</text:p>
          </table:table-cell>
          <table:table-cell office:value-type="string">
            <text:p>Premier Cru</text:p>
          </table:table-cell>
          <table:table-cell office:value-type="float" office:value="17">
            <text:p>17</text:p>
          </table:table-cell>
          <table:table-cell office:value-type="float" office:value="0.0530495021705414">
            <text:p>0.053049502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mmander Of Life</text:p>
          </table:table-cell>
          <table:table-cell office:value-type="float" office:value="6.5">
            <text:p>6.5</text:p>
          </table:table-cell>
          <table:table-cell office:value-type="float" office:value="0.163177187850333">
            <text:p>0.16317718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15">
            <text:p>1915</text:p>
          </table:table-cell>
          <table:table-cell office:value-type="string">
            <text:p>Kempton</text:p>
          </table:table-cell>
          <table:table-cell office:value-type="string">
            <text:p>Ash Wednesday</text:p>
          </table:table-cell>
          <table:table-cell office:value-type="float" office:value="9.5">
            <text:p>9.5</text:p>
          </table:table-cell>
          <table:table-cell office:value-type="float" office:value="0.0985024460162164">
            <text:p>0.09850244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Stanley Spencer</text:p>
          </table:table-cell>
          <table:table-cell office:value-type="float" office:value="4">
            <text:p>4</text:p>
          </table:table-cell>
          <table:table-cell office:value-type="float" office:value="0.24257858782742">
            <text:p>0.24257858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1945">
            <text:p>1945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6">
            <text:p>6</text:p>
          </table:table-cell>
          <table:table-cell office:value-type="float" office:value="0.175966099091165">
            <text:p>0.175966099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Initial Blue</text:p>
          </table:table-cell>
          <table:table-cell office:value-type="float" office:value="4.33">
            <text:p>4.33</text:p>
          </table:table-cell>
          <table:table-cell office:value-type="float" office:value="0.238339238160876">
            <text:p>0.23833923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2015">
            <text:p>2015</text:p>
          </table:table-cell>
          <table:table-cell office:value-type="string">
            <text:p>Kempton</text:p>
          </table:table-cell>
          <table:table-cell office:value-type="string">
            <text:p>Make It Up</text:p>
          </table:table-cell>
          <table:table-cell office:value-type="float" office:value="7">
            <text:p>7</text:p>
          </table:table-cell>
          <table:table-cell office:value-type="float" office:value="0.124901680699263">
            <text:p>0.12490168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30">
            <text:p>260430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The Tunguska Event</text:p>
          </table:table-cell>
          <table:table-cell office:value-type="float" office:value="7.5">
            <text:p>7.5</text:p>
          </table:table-cell>
          <table:table-cell office:value-type="float" office:value="0.129751673333559">
            <text:p>0.129751673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35">
            <text:p>1335</text:p>
          </table:table-cell>
          <table:table-cell office:value-type="string">
            <text:p>Musselburgh</text:p>
          </table:table-cell>
          <table:table-cell office:value-type="string">
            <text:p>Hickory Lad</text:p>
          </table:table-cell>
          <table:table-cell office:value-type="float" office:value="1.73">
            <text:p>1.73</text:p>
          </table:table-cell>
          <table:table-cell office:value-type="float" office:value="0.530387469249048">
            <text:p>0.530387469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05">
            <text:p>1405</text:p>
          </table:table-cell>
          <table:table-cell office:value-type="string">
            <text:p>Musselburgh</text:p>
          </table:table-cell>
          <table:table-cell office:value-type="string">
            <text:p>Fille Unique</text:p>
          </table:table-cell>
          <table:table-cell office:value-type="float" office:value="4.33">
            <text:p>4.33</text:p>
          </table:table-cell>
          <table:table-cell office:value-type="float" office:value="0.214034812887754">
            <text:p>0.21403481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8.5">
            <text:p>8.5</text:p>
          </table:table-cell>
          <table:table-cell office:value-type="float" office:value="0.11263327084407">
            <text:p>0.112633270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Radiator Springs</text:p>
          </table:table-cell>
          <table:table-cell office:value-type="float" office:value="6">
            <text:p>6</text:p>
          </table:table-cell>
          <table:table-cell office:value-type="float" office:value="0.133954736598315">
            <text:p>0.133954736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40">
            <text:p>1440</text:p>
          </table:table-cell>
          <table:table-cell office:value-type="string">
            <text:p>Musselburgh</text:p>
          </table:table-cell>
          <table:table-cell office:value-type="string">
            <text:p>Cougar</text:p>
          </table:table-cell>
          <table:table-cell office:value-type="float" office:value="5">
            <text:p>5</text:p>
          </table:table-cell>
          <table:table-cell office:value-type="float" office:value="0.15582898650429">
            <text:p>0.1558289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48">
            <text:p>1448</text:p>
          </table:table-cell>
          <table:table-cell office:value-type="string">
            <text:p>Pontefract</text:p>
          </table:table-cell>
          <table:table-cell office:value-type="string">
            <text:p>Call To Action</text:p>
          </table:table-cell>
          <table:table-cell office:value-type="float" office:value="10">
            <text:p>10</text:p>
          </table:table-cell>
          <table:table-cell office:value-type="float" office:value="0.0884795302596305">
            <text:p>0.088479530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Crimson Blaze</text:p>
          </table:table-cell>
          <table:table-cell office:value-type="float" office:value="3.25">
            <text:p>3.25</text:p>
          </table:table-cell>
          <table:table-cell office:value-type="float" office:value="0.290548028785951">
            <text:p>0.29054802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Vitorio Piel</text:p>
          </table:table-cell>
          <table:table-cell office:value-type="float" office:value="2.75">
            <text:p>2.75</text:p>
          </table:table-cell>
          <table:table-cell office:value-type="float" office:value="0.332725649560706">
            <text:p>0.33272564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15">
            <text:p>1515</text:p>
          </table:table-cell>
          <table:table-cell office:value-type="string">
            <text:p>Musselburgh</text:p>
          </table:table-cell>
          <table:table-cell office:value-type="string">
            <text:p>Rosenpur</text:p>
          </table:table-cell>
          <table:table-cell office:value-type="float" office:value="3.25">
            <text:p>3.25</text:p>
          </table:table-cell>
          <table:table-cell office:value-type="float" office:value="0.25909686852833">
            <text:p>0.259096868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23">
            <text:p>1523</text:p>
          </table:table-cell>
          <table:table-cell office:value-type="string">
            <text:p>Pontefract</text:p>
          </table:table-cell>
          <table:table-cell office:value-type="string">
            <text:p>Walsingham</text:p>
          </table:table-cell>
          <table:table-cell office:value-type="float" office:value="3.75">
            <text:p>3.75</text:p>
          </table:table-cell>
          <table:table-cell office:value-type="float" office:value="0.248221114462332">
            <text:p>0.24822111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Al'S River</text:p>
          </table:table-cell>
          <table:table-cell office:value-type="float" office:value="8.5">
            <text:p>8.5</text:p>
          </table:table-cell>
          <table:table-cell office:value-type="float" office:value="0.0998028036857957">
            <text:p>0.09980280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Quinta Do Lago</text:p>
          </table:table-cell>
          <table:table-cell office:value-type="float" office:value="8.5">
            <text:p>8.5</text:p>
          </table:table-cell>
          <table:table-cell office:value-type="float" office:value="0.0988214092680671">
            <text:p>0.098821409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50">
            <text:p>1550</text:p>
          </table:table-cell>
          <table:table-cell office:value-type="string">
            <text:p>Musselburgh</text:p>
          </table:table-cell>
          <table:table-cell office:value-type="string">
            <text:p>Black Storm</text:p>
          </table:table-cell>
          <table:table-cell office:value-type="float" office:value="13">
            <text:p>13</text:p>
          </table:table-cell>
          <table:table-cell office:value-type="float" office:value="0.067579599437621">
            <text:p>0.067579599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558">
            <text:p>1558</text:p>
          </table:table-cell>
          <table:table-cell office:value-type="string">
            <text:p>Pontefract</text:p>
          </table:table-cell>
          <table:table-cell office:value-type="string">
            <text:p>Sixtygeesbaby</text:p>
          </table:table-cell>
          <table:table-cell office:value-type="float" office:value="4">
            <text:p>4</text:p>
          </table:table-cell>
          <table:table-cell office:value-type="float" office:value="0.238674329217328">
            <text:p>0.2386743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05">
            <text:p>1605</text:p>
          </table:table-cell>
          <table:table-cell office:value-type="string">
            <text:p>Southwell</text:p>
          </table:table-cell>
          <table:table-cell office:value-type="string">
            <text:p>Welljudged</text:p>
          </table:table-cell>
          <table:table-cell office:value-type="float" office:value="3.75">
            <text:p>3.75</text:p>
          </table:table-cell>
          <table:table-cell office:value-type="float" office:value="0.256196562635451">
            <text:p>0.25619656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10">
            <text:p>1610</text:p>
          </table:table-cell>
          <table:table-cell office:value-type="string">
            <text:p>Bath</text:p>
          </table:table-cell>
          <table:table-cell office:value-type="string">
            <text:p>Silver Wraith</text:p>
          </table:table-cell>
          <table:table-cell office:value-type="float" office:value="2.63">
            <text:p>2.63</text:p>
          </table:table-cell>
          <table:table-cell office:value-type="float" office:value="0.350850795836449">
            <text:p>0.35085079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Spinningayarn</text:p>
          </table:table-cell>
          <table:table-cell office:value-type="float" office:value="13">
            <text:p>13</text:p>
          </table:table-cell>
          <table:table-cell office:value-type="float" office:value="0.073501955583283">
            <text:p>0.073501955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25">
            <text:p>1625</text:p>
          </table:table-cell>
          <table:table-cell office:value-type="string">
            <text:p>Musselburgh</text:p>
          </table:table-cell>
          <table:table-cell office:value-type="string">
            <text:p>Alpine Sierra</text:p>
          </table:table-cell>
          <table:table-cell office:value-type="float" office:value="3.5">
            <text:p>3.5</text:p>
          </table:table-cell>
          <table:table-cell office:value-type="float" office:value="0.238112930961077">
            <text:p>0.23811293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33">
            <text:p>1633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2.5">
            <text:p>2.5</text:p>
          </table:table-cell>
          <table:table-cell office:value-type="float" office:value="0.383647727678504">
            <text:p>0.38364772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40">
            <text:p>1640</text:p>
          </table:table-cell>
          <table:table-cell office:value-type="string">
            <text:p>Southwell</text:p>
          </table:table-cell>
          <table:table-cell office:value-type="string">
            <text:p>Kondratiev Wave</text:p>
          </table:table-cell>
          <table:table-cell office:value-type="float" office:value="3.5">
            <text:p>3.5</text:p>
          </table:table-cell>
          <table:table-cell office:value-type="float" office:value="0.282531514254664">
            <text:p>0.28253151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645">
            <text:p>1645</text:p>
          </table:table-cell>
          <table:table-cell office:value-type="string">
            <text:p>Bath</text:p>
          </table:table-cell>
          <table:table-cell office:value-type="string">
            <text:p>Dowman</text:p>
          </table:table-cell>
          <table:table-cell office:value-type="float" office:value="2.63">
            <text:p>2.63</text:p>
          </table:table-cell>
          <table:table-cell office:value-type="float" office:value="0.353445362708198">
            <text:p>0.35344536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00">
            <text:p>1700</text:p>
          </table:table-cell>
          <table:table-cell office:value-type="string">
            <text:p>Musselburgh</text:p>
          </table:table-cell>
          <table:table-cell office:value-type="string">
            <text:p>The Gay Blade</text:p>
          </table:table-cell>
          <table:table-cell office:value-type="float" office:value="3">
            <text:p>3</text:p>
          </table:table-cell>
          <table:table-cell office:value-type="float" office:value="0.30358754371367">
            <text:p>0.303587543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08">
            <text:p>1708</text:p>
          </table:table-cell>
          <table:table-cell office:value-type="string">
            <text:p>Pontefract</text:p>
          </table:table-cell>
          <table:table-cell office:value-type="string">
            <text:p>Powerful Response</text:p>
          </table:table-cell>
          <table:table-cell office:value-type="float" office:value="4">
            <text:p>4</text:p>
          </table:table-cell>
          <table:table-cell office:value-type="float" office:value="0.23059985609553">
            <text:p>0.23059985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Rogue Bullet</text:p>
          </table:table-cell>
          <table:table-cell office:value-type="float" office:value="4.5">
            <text:p>4.5</text:p>
          </table:table-cell>
          <table:table-cell office:value-type="float" office:value="0.223633068086157">
            <text:p>0.22363306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King Alexander</text:p>
          </table:table-cell>
          <table:table-cell office:value-type="float" office:value="3.25">
            <text:p>3.25</text:p>
          </table:table-cell>
          <table:table-cell office:value-type="float" office:value="0.271720737843349">
            <text:p>0.271720737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Wezzeer</text:p>
          </table:table-cell>
          <table:table-cell office:value-type="float" office:value="2.25">
            <text:p>2.25</text:p>
          </table:table-cell>
          <table:table-cell office:value-type="float" office:value="0.431783765146443">
            <text:p>0.43178376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750">
            <text:p>1750</text:p>
          </table:table-cell>
          <table:table-cell office:value-type="string">
            <text:p>Bath</text:p>
          </table:table-cell>
          <table:table-cell office:value-type="string">
            <text:p>Silkies Sib</text:p>
          </table:table-cell>
          <table:table-cell office:value-type="float" office:value="5.5">
            <text:p>5.5</text:p>
          </table:table-cell>
          <table:table-cell office:value-type="float" office:value="0.18422381919287">
            <text:p>0.1842238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Gaelic Warrior</text:p>
          </table:table-cell>
          <table:table-cell office:value-type="float" office:value="1.91">
            <text:p>1.91</text:p>
          </table:table-cell>
          <table:table-cell office:value-type="float" office:value="0.464900948835754">
            <text:p>0.46490094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Fan Mail</text:p>
          </table:table-cell>
          <table:table-cell office:value-type="float" office:value="3.75">
            <text:p>3.75</text:p>
          </table:table-cell>
          <table:table-cell office:value-type="float" office:value="0.246307215561087">
            <text:p>0.24630721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820">
            <text:p>1820</text:p>
          </table:table-cell>
          <table:table-cell office:value-type="string">
            <text:p>Bath</text:p>
          </table:table-cell>
          <table:table-cell office:value-type="string">
            <text:p>Signcastle City</text:p>
          </table:table-cell>
          <table:table-cell office:value-type="float" office:value="2.63">
            <text:p>2.63</text:p>
          </table:table-cell>
          <table:table-cell office:value-type="float" office:value="0.369095897875061">
            <text:p>0.36909589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855">
            <text:p>1855</text:p>
          </table:table-cell>
          <table:table-cell office:value-type="string">
            <text:p>Bath</text:p>
          </table:table-cell>
          <table:table-cell office:value-type="string">
            <text:p>Aplaceinthesun</text:p>
          </table:table-cell>
          <table:table-cell office:value-type="float" office:value="10">
            <text:p>10</text:p>
          </table:table-cell>
          <table:table-cell office:value-type="float" office:value="0.0936273422599864">
            <text:p>0.093627342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1930">
            <text:p>1930</text:p>
          </table:table-cell>
          <table:table-cell office:value-type="string">
            <text:p>Bath</text:p>
          </table:table-cell>
          <table:table-cell office:value-type="string">
            <text:p>Fact Or Fable</text:p>
          </table:table-cell>
          <table:table-cell office:value-type="float" office:value="17">
            <text:p>17</text:p>
          </table:table-cell>
          <table:table-cell office:value-type="float" office:value="0.0685681465962001">
            <text:p>0.0685681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9">
            <text:p>260429</text:p>
          </table:table-cell>
          <table:table-cell office:value-type="float" office:value="2000">
            <text:p>2000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2.88">
            <text:p>2.88</text:p>
          </table:table-cell>
          <table:table-cell office:value-type="float" office:value="0.327073297905465">
            <text:p>0.32707329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05">
            <text:p>1405</text:p>
          </table:table-cell>
          <table:table-cell office:value-type="string">
            <text:p>Epsom</text:p>
          </table:table-cell>
          <table:table-cell office:value-type="string">
            <text:p>Runman</text:p>
          </table:table-cell>
          <table:table-cell office:value-type="float" office:value="1.14">
            <text:p>1.14</text:p>
          </table:table-cell>
          <table:table-cell office:value-type="float" office:value="0.866348692895415">
            <text:p>0.866348692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12">
            <text:p>1412</text:p>
          </table:table-cell>
          <table:table-cell office:value-type="string">
            <text:p>Yarmouth</text:p>
          </table:table-cell>
          <table:table-cell office:value-type="string">
            <text:p>Diamont Katie</text:p>
          </table:table-cell>
          <table:table-cell office:value-type="float" office:value="2.2">
            <text:p>2.2</text:p>
          </table:table-cell>
          <table:table-cell office:value-type="float" office:value="0.423310394779501">
            <text:p>0.423310394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Split Elevens</text:p>
          </table:table-cell>
          <table:table-cell office:value-type="float" office:value="4.5">
            <text:p>4.5</text:p>
          </table:table-cell>
          <table:table-cell office:value-type="float" office:value="0.202560882247642">
            <text:p>0.20256088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30">
            <text:p>1430</text:p>
          </table:table-cell>
          <table:table-cell office:value-type="string">
            <text:p>Punchestown</text:p>
          </table:table-cell>
          <table:table-cell office:value-type="string">
            <text:p>Fountain House</text:p>
          </table:table-cell>
          <table:table-cell office:value-type="float" office:value="2.38">
            <text:p>2.38</text:p>
          </table:table-cell>
          <table:table-cell office:value-type="float" office:value="0.405384469854429">
            <text:p>0.405384469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40">
            <text:p>1440</text:p>
          </table:table-cell>
          <table:table-cell office:value-type="string">
            <text:p>Epsom</text:p>
          </table:table-cell>
          <table:table-cell office:value-type="string">
            <text:p>New Zealand</text:p>
          </table:table-cell>
          <table:table-cell office:value-type="float" office:value="1.62">
            <text:p>1.62</text:p>
          </table:table-cell>
          <table:table-cell office:value-type="float" office:value="0.607239781777834">
            <text:p>0.6072397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47">
            <text:p>1447</text:p>
          </table:table-cell>
          <table:table-cell office:value-type="string">
            <text:p>Yarmouth</text:p>
          </table:table-cell>
          <table:table-cell office:value-type="string">
            <text:p>Nevasca Cinza</text:p>
          </table:table-cell>
          <table:table-cell office:value-type="float" office:value="1.73">
            <text:p>1.73</text:p>
          </table:table-cell>
          <table:table-cell office:value-type="float" office:value="0.550833236834821">
            <text:p>0.55083323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Arlington</text:p>
          </table:table-cell>
          <table:table-cell office:value-type="float" office:value="4.33">
            <text:p>4.33</text:p>
          </table:table-cell>
          <table:table-cell office:value-type="float" office:value="0.217831283583978">
            <text:p>0.21783128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Matt Connor</text:p>
          </table:table-cell>
          <table:table-cell office:value-type="float" office:value="13">
            <text:p>13</text:p>
          </table:table-cell>
          <table:table-cell office:value-type="float" office:value="0.060608415803761">
            <text:p>0.060608415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22">
            <text:p>1522</text:p>
          </table:table-cell>
          <table:table-cell office:value-type="string">
            <text:p>Yarmouth</text:p>
          </table:table-cell>
          <table:table-cell office:value-type="string">
            <text:p>Lucky Sevens</text:p>
          </table:table-cell>
          <table:table-cell office:value-type="float" office:value="4.5">
            <text:p>4.5</text:p>
          </table:table-cell>
          <table:table-cell office:value-type="float" office:value="0.203750474146926">
            <text:p>0.203750474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Full Of Life</text:p>
          </table:table-cell>
          <table:table-cell office:value-type="float" office:value="21">
            <text:p>21</text:p>
          </table:table-cell>
          <table:table-cell office:value-type="float" office:value="0.0555070053880919">
            <text:p>0.0555070054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50">
            <text:p>1550</text:p>
          </table:table-cell>
          <table:table-cell office:value-type="string">
            <text:p>Epsom</text:p>
          </table:table-cell>
          <table:table-cell office:value-type="string">
            <text:p>Asgard'S Captain</text:p>
          </table:table-cell>
          <table:table-cell office:value-type="float" office:value="5">
            <text:p>5</text:p>
          </table:table-cell>
          <table:table-cell office:value-type="float" office:value="0.220815629172676">
            <text:p>0.22081562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557">
            <text:p>1557</text:p>
          </table:table-cell>
          <table:table-cell office:value-type="string">
            <text:p>Yarmouth</text:p>
          </table:table-cell>
          <table:table-cell office:value-type="string">
            <text:p>Sword Of Wessex</text:p>
          </table:table-cell>
          <table:table-cell office:value-type="float" office:value="2.25">
            <text:p>2.25</text:p>
          </table:table-cell>
          <table:table-cell office:value-type="float" office:value="0.415874260522211">
            <text:p>0.41587426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05">
            <text:p>1605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3.25">
            <text:p>3.25</text:p>
          </table:table-cell>
          <table:table-cell office:value-type="float" office:value="0.29154818455061">
            <text:p>0.29154818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Sober</text:p>
          </table:table-cell>
          <table:table-cell office:value-type="float" office:value="5">
            <text:p>5</text:p>
          </table:table-cell>
          <table:table-cell office:value-type="float" office:value="0.18310342276408">
            <text:p>0.18310342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23">
            <text:p>1623</text:p>
          </table:table-cell>
          <table:table-cell office:value-type="string">
            <text:p>Epsom</text:p>
          </table:table-cell>
          <table:table-cell office:value-type="string">
            <text:p>Mayaada</text:p>
          </table:table-cell>
          <table:table-cell office:value-type="float" office:value="12">
            <text:p>12</text:p>
          </table:table-cell>
          <table:table-cell office:value-type="float" office:value="0.0977019853132745">
            <text:p>0.097701985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28">
            <text:p>1628</text:p>
          </table:table-cell>
          <table:table-cell office:value-type="string">
            <text:p>Yarmouth</text:p>
          </table:table-cell>
          <table:table-cell office:value-type="string">
            <text:p>Miss Nightfall</text:p>
          </table:table-cell>
          <table:table-cell office:value-type="float" office:value="3.25">
            <text:p>3.25</text:p>
          </table:table-cell>
          <table:table-cell office:value-type="float" office:value="0.290989815325261">
            <text:p>0.290989815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35">
            <text:p>1635</text:p>
          </table:table-cell>
          <table:table-cell office:value-type="string">
            <text:p>Southwell</text:p>
          </table:table-cell>
          <table:table-cell office:value-type="string">
            <text:p>Payment Plan</text:p>
          </table:table-cell>
          <table:table-cell office:value-type="float" office:value="6">
            <text:p>6</text:p>
          </table:table-cell>
          <table:table-cell office:value-type="float" office:value="0.151657297529209">
            <text:p>0.15165729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Ancient State</text:p>
          </table:table-cell>
          <table:table-cell office:value-type="float" office:value="1.91">
            <text:p>1.91</text:p>
          </table:table-cell>
          <table:table-cell office:value-type="float" office:value="0.482194277554156">
            <text:p>0.48219427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Kitzbuhel</text:p>
          </table:table-cell>
          <table:table-cell office:value-type="float" office:value="2">
            <text:p>2</text:p>
          </table:table-cell>
          <table:table-cell office:value-type="float" office:value="0.47942536027175">
            <text:p>0.4794253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03">
            <text:p>1703</text:p>
          </table:table-cell>
          <table:table-cell office:value-type="string">
            <text:p>Yarmouth</text:p>
          </table:table-cell>
          <table:table-cell office:value-type="string">
            <text:p>Griselda</text:p>
          </table:table-cell>
          <table:table-cell office:value-type="float" office:value="5">
            <text:p>5</text:p>
          </table:table-cell>
          <table:table-cell office:value-type="float" office:value="0.201566720565198">
            <text:p>0.20156672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10">
            <text:p>1710</text:p>
          </table:table-cell>
          <table:table-cell office:value-type="string">
            <text:p>Southwell</text:p>
          </table:table-cell>
          <table:table-cell office:value-type="string">
            <text:p>Mount Ruapehu</text:p>
          </table:table-cell>
          <table:table-cell office:value-type="float" office:value="4.33">
            <text:p>4.33</text:p>
          </table:table-cell>
          <table:table-cell office:value-type="float" office:value="0.209882431682695">
            <text:p>0.20988243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18">
            <text:p>1718</text:p>
          </table:table-cell>
          <table:table-cell office:value-type="string">
            <text:p>Lingfield</text:p>
          </table:table-cell>
          <table:table-cell office:value-type="string">
            <text:p>Pace Attack</text:p>
          </table:table-cell>
          <table:table-cell office:value-type="float" office:value="34">
            <text:p>34</text:p>
          </table:table-cell>
          <table:table-cell office:value-type="float" office:value="0.0226277668351485">
            <text:p>0.022627766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35">
            <text:p>1735</text:p>
          </table:table-cell>
          <table:table-cell office:value-type="string">
            <text:p>Yarmouth</text:p>
          </table:table-cell>
          <table:table-cell office:value-type="string">
            <text:p>Takincareofbizness</text:p>
          </table:table-cell>
          <table:table-cell office:value-type="float" office:value="3.75">
            <text:p>3.75</text:p>
          </table:table-cell>
          <table:table-cell office:value-type="float" office:value="0.273817919762174">
            <text:p>0.27381791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42">
            <text:p>1742</text:p>
          </table:table-cell>
          <table:table-cell office:value-type="string">
            <text:p>Southwell</text:p>
          </table:table-cell>
          <table:table-cell office:value-type="string">
            <text:p>Dapper Gee Gee</text:p>
          </table:table-cell>
          <table:table-cell office:value-type="float" office:value="5.5">
            <text:p>5.5</text:p>
          </table:table-cell>
          <table:table-cell office:value-type="float" office:value="0.192490777335533">
            <text:p>0.19249077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750">
            <text:p>1750</text:p>
          </table:table-cell>
          <table:table-cell office:value-type="string">
            <text:p>Lingfield</text:p>
          </table:table-cell>
          <table:table-cell office:value-type="string">
            <text:p>Alasrae</text:p>
          </table:table-cell>
          <table:table-cell office:value-type="float" office:value="5.5">
            <text:p>5.5</text:p>
          </table:table-cell>
          <table:table-cell office:value-type="float" office:value="0.167063342288321">
            <text:p>0.167063342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Il Etait Temps</text:p>
          </table:table-cell>
          <table:table-cell office:value-type="float" office:value="2.5">
            <text:p>2.5</text:p>
          </table:table-cell>
          <table:table-cell office:value-type="float" office:value="0.404708976047615">
            <text:p>0.404708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20">
            <text:p>1820</text:p>
          </table:table-cell>
          <table:table-cell office:value-type="string">
            <text:p>Lingfield</text:p>
          </table:table-cell>
          <table:table-cell office:value-type="string">
            <text:p>Luna Beaux</text:p>
          </table:table-cell>
          <table:table-cell office:value-type="float" office:value="3.75">
            <text:p>3.75</text:p>
          </table:table-cell>
          <table:table-cell office:value-type="float" office:value="0.26333139822932">
            <text:p>0.26333139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Knights Charge</text:p>
          </table:table-cell>
          <table:table-cell office:value-type="float" office:value="1.73">
            <text:p>1.73</text:p>
          </table:table-cell>
          <table:table-cell office:value-type="float" office:value="0.600023607191857">
            <text:p>0.60002360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920">
            <text:p>1920</text:p>
          </table:table-cell>
          <table:table-cell office:value-type="string">
            <text:p>Lingfield</text:p>
          </table:table-cell>
          <table:table-cell office:value-type="string">
            <text:p>Romantic Spirit</text:p>
          </table:table-cell>
          <table:table-cell office:value-type="float" office:value="10">
            <text:p>10</text:p>
          </table:table-cell>
          <table:table-cell office:value-type="float" office:value="0.0905100685413473">
            <text:p>0.090510068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Wild Thoughts</text:p>
          </table:table-cell>
          <table:table-cell office:value-type="float" office:value="1.5">
            <text:p>1.5</text:p>
          </table:table-cell>
          <table:table-cell office:value-type="float" office:value="0.660456118622492">
            <text:p>0.660456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Bohemian Breeze</text:p>
          </table:table-cell>
          <table:table-cell office:value-type="float" office:value="3.25">
            <text:p>3.25</text:p>
          </table:table-cell>
          <table:table-cell office:value-type="float" office:value="0.271350787964263">
            <text:p>0.2713507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15">
            <text:p>1415</text:p>
          </table:table-cell>
          <table:table-cell office:value-type="string">
            <text:p>Lingfield</text:p>
          </table:table-cell>
          <table:table-cell office:value-type="string">
            <text:p>Balgowan</text:p>
          </table:table-cell>
          <table:table-cell office:value-type="float" office:value="4.33">
            <text:p>4.33</text:p>
          </table:table-cell>
          <table:table-cell office:value-type="float" office:value="0.208919663336715">
            <text:p>0.20891966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30">
            <text:p>1430</text:p>
          </table:table-cell>
          <table:table-cell office:value-type="string">
            <text:p>Bath</text:p>
          </table:table-cell>
          <table:table-cell office:value-type="string">
            <text:p>Rating</text:p>
          </table:table-cell>
          <table:table-cell office:value-type="float" office:value="3.5">
            <text:p>3.5</text:p>
          </table:table-cell>
          <table:table-cell office:value-type="float" office:value="0.280400065705795">
            <text:p>0.28040006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00">
            <text:p>1500</text:p>
          </table:table-cell>
          <table:table-cell office:value-type="string">
            <text:p>Bath</text:p>
          </table:table-cell>
          <table:table-cell office:value-type="string">
            <text:p>Global Success</text:p>
          </table:table-cell>
          <table:table-cell office:value-type="float" office:value="6.5">
            <text:p>6.5</text:p>
          </table:table-cell>
          <table:table-cell office:value-type="float" office:value="0.154216829814977">
            <text:p>0.15421682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Tiger Crusade</text:p>
          </table:table-cell>
          <table:table-cell office:value-type="float" office:value="7.5">
            <text:p>7.5</text:p>
          </table:table-cell>
          <table:table-cell office:value-type="float" office:value="0.136026865947038">
            <text:p>0.13602686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00">
            <text:p>1600</text:p>
          </table:table-cell>
          <table:table-cell office:value-type="string">
            <text:p>Bath</text:p>
          </table:table-cell>
          <table:table-cell office:value-type="string">
            <text:p>The Thames Boatman</text:p>
          </table:table-cell>
          <table:table-cell office:value-type="float" office:value="2.75">
            <text:p>2.75</text:p>
          </table:table-cell>
          <table:table-cell office:value-type="float" office:value="0.346100054089405">
            <text:p>0.34610005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15">
            <text:p>1615</text:p>
          </table:table-cell>
          <table:table-cell office:value-type="string">
            <text:p>Lingfield</text:p>
          </table:table-cell>
          <table:table-cell office:value-type="string">
            <text:p>Bint Havana Gold</text:p>
          </table:table-cell>
          <table:table-cell office:value-type="float" office:value="10">
            <text:p>10</text:p>
          </table:table-cell>
          <table:table-cell office:value-type="float" office:value="0.0970714114658255">
            <text:p>0.09707141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30">
            <text:p>1630</text:p>
          </table:table-cell>
          <table:table-cell office:value-type="string">
            <text:p>Bath</text:p>
          </table:table-cell>
          <table:table-cell office:value-type="string">
            <text:p>Candonomore</text:p>
          </table:table-cell>
          <table:table-cell office:value-type="float" office:value="2.63">
            <text:p>2.63</text:p>
          </table:table-cell>
          <table:table-cell office:value-type="float" office:value="0.344536209721964">
            <text:p>0.34453620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645">
            <text:p>1645</text:p>
          </table:table-cell>
          <table:table-cell office:value-type="string">
            <text:p>Lingfield</text:p>
          </table:table-cell>
          <table:table-cell office:value-type="string">
            <text:p>Kilkenny Warrior</text:p>
          </table:table-cell>
          <table:table-cell office:value-type="float" office:value="13">
            <text:p>13</text:p>
          </table:table-cell>
          <table:table-cell office:value-type="float" office:value="0.0657295664875227">
            <text:p>0.065729566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10">
            <text:p>1710</text:p>
          </table:table-cell>
          <table:table-cell office:value-type="string">
            <text:p>Naas</text:p>
          </table:table-cell>
          <table:table-cell office:value-type="string">
            <text:p>Aedhmar</text:p>
          </table:table-cell>
          <table:table-cell office:value-type="float" office:value="3">
            <text:p>3</text:p>
          </table:table-cell>
          <table:table-cell office:value-type="float" office:value="0.315786552491323">
            <text:p>0.31578655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20">
            <text:p>172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3.75">
            <text:p>3.75</text:p>
          </table:table-cell>
          <table:table-cell office:value-type="float" office:value="0.255417721666981">
            <text:p>0.2554177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9">
            <text:p>9</text:p>
          </table:table-cell>
          <table:table-cell office:value-type="float" office:value="0.0969757893110458">
            <text:p>0.09697578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745">
            <text:p>1745</text:p>
          </table:table-cell>
          <table:table-cell office:value-type="string">
            <text:p>Naas</text:p>
          </table:table-cell>
          <table:table-cell office:value-type="string">
            <text:p>Coincidental Glory</text:p>
          </table:table-cell>
          <table:table-cell office:value-type="float" office:value="6">
            <text:p>6</text:p>
          </table:table-cell>
          <table:table-cell office:value-type="float" office:value="0.152592268815666">
            <text:p>0.152592268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Littlecote</text:p>
          </table:table-cell>
          <table:table-cell office:value-type="float" office:value="1.91">
            <text:p>1.91</text:p>
          </table:table-cell>
          <table:table-cell office:value-type="float" office:value="0.506039895183363">
            <text:p>0.50603989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15">
            <text:p>1815</text:p>
          </table:table-cell>
          <table:table-cell office:value-type="string">
            <text:p>Naas</text:p>
          </table:table-cell>
          <table:table-cell office:value-type="string">
            <text:p>Heavenly Power</text:p>
          </table:table-cell>
          <table:table-cell office:value-type="float" office:value="13">
            <text:p>13</text:p>
          </table:table-cell>
          <table:table-cell office:value-type="float" office:value="0.0724106605060395">
            <text:p>0.072410660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Big Sip</text:p>
          </table:table-cell>
          <table:table-cell office:value-type="float" office:value="7.5">
            <text:p>7.5</text:p>
          </table:table-cell>
          <table:table-cell office:value-type="float" office:value="0.132170701734323">
            <text:p>0.1321707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845">
            <text:p>1845</text:p>
          </table:table-cell>
          <table:table-cell office:value-type="string">
            <text:p>Naas</text:p>
          </table:table-cell>
          <table:table-cell office:value-type="string">
            <text:p>Lady Patrona</text:p>
          </table:table-cell>
          <table:table-cell office:value-type="float" office:value="9.5">
            <text:p>9.5</text:p>
          </table:table-cell>
          <table:table-cell office:value-type="float" office:value="0.103327462792495">
            <text:p>0.10332746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idmiyr</text:p>
          </table:table-cell>
          <table:table-cell office:value-type="float" office:value="3">
            <text:p>3</text:p>
          </table:table-cell>
          <table:table-cell office:value-type="float" office:value="0.315036851177483">
            <text:p>0.315036851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15">
            <text:p>1915</text:p>
          </table:table-cell>
          <table:table-cell office:value-type="string">
            <text:p>Naas</text:p>
          </table:table-cell>
          <table:table-cell office:value-type="string">
            <text:p>Bucanero Fuerte</text:p>
          </table:table-cell>
          <table:table-cell office:value-type="float" office:value="4.5">
            <text:p>4.5</text:p>
          </table:table-cell>
          <table:table-cell office:value-type="float" office:value="0.198468954529331">
            <text:p>0.198468954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iles Glory</text:p>
          </table:table-cell>
          <table:table-cell office:value-type="float" office:value="5">
            <text:p>5</text:p>
          </table:table-cell>
          <table:table-cell office:value-type="float" office:value="0.1925509142217">
            <text:p>0.1925509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Alphecca</text:p>
          </table:table-cell>
          <table:table-cell office:value-type="float" office:value="13">
            <text:p>13</text:p>
          </table:table-cell>
          <table:table-cell office:value-type="float" office:value="0.0794244037305781">
            <text:p>0.079424403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189149550771873">
            <text:p>0.18914955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15">
            <text:p>2015</text:p>
          </table:table-cell>
          <table:table-cell office:value-type="string">
            <text:p>Naas</text:p>
          </table:table-cell>
          <table:table-cell office:value-type="string">
            <text:p>Sounds Great</text:p>
          </table:table-cell>
          <table:table-cell office:value-type="float" office:value="4.33">
            <text:p>4.33</text:p>
          </table:table-cell>
          <table:table-cell office:value-type="float" office:value="0.223168875265788">
            <text:p>0.22316887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7">
            <text:p>26042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treet Life</text:p>
          </table:table-cell>
          <table:table-cell office:value-type="float" office:value="11">
            <text:p>11</text:p>
          </table:table-cell>
          <table:table-cell office:value-type="float" office:value="0.0909962273276116">
            <text:p>0.090996227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355">
            <text:p>1355</text:p>
          </table:table-cell>
          <table:table-cell office:value-type="string">
            <text:p>Wetherby</text:p>
          </table:table-cell>
          <table:table-cell office:value-type="string">
            <text:p>Harswell River</text:p>
          </table:table-cell>
          <table:table-cell office:value-type="float" office:value="7.5">
            <text:p>7.5</text:p>
          </table:table-cell>
          <table:table-cell office:value-type="float" office:value="0.150924981445653">
            <text:p>0.15092498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13">
            <text:p>1413</text:p>
          </table:table-cell>
          <table:table-cell office:value-type="string">
            <text:p>Nottingham</text:p>
          </table:table-cell>
          <table:table-cell office:value-type="string">
            <text:p>Box Clever</text:p>
          </table:table-cell>
          <table:table-cell office:value-type="float" office:value="8.5">
            <text:p>8.5</text:p>
          </table:table-cell>
          <table:table-cell office:value-type="float" office:value="0.101384244849174">
            <text:p>0.10138424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30">
            <text:p>1430</text:p>
          </table:table-cell>
          <table:table-cell office:value-type="string">
            <text:p>Wetherby</text:p>
          </table:table-cell>
          <table:table-cell office:value-type="string">
            <text:p>Princling</text:p>
          </table:table-cell>
          <table:table-cell office:value-type="float" office:value="1.4">
            <text:p>1.4</text:p>
          </table:table-cell>
          <table:table-cell office:value-type="float" office:value="0.664933153325074">
            <text:p>0.66493315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448">
            <text:p>1448</text:p>
          </table:table-cell>
          <table:table-cell office:value-type="string">
            <text:p>Nottingham</text:p>
          </table:table-cell>
          <table:table-cell office:value-type="string">
            <text:p>King'S Prize</text:p>
          </table:table-cell>
          <table:table-cell office:value-type="float" office:value="7.5">
            <text:p>7.5</text:p>
          </table:table-cell>
          <table:table-cell office:value-type="float" office:value="0.131421996324524">
            <text:p>0.131421996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00">
            <text:p>1500</text:p>
          </table:table-cell>
          <table:table-cell office:value-type="string">
            <text:p>Wetherby</text:p>
          </table:table-cell>
          <table:table-cell office:value-type="string">
            <text:p>Ceinture D'Orion</text:p>
          </table:table-cell>
          <table:table-cell office:value-type="float" office:value="7">
            <text:p>7</text:p>
          </table:table-cell>
          <table:table-cell office:value-type="float" office:value="0.138272366100107">
            <text:p>0.13827236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20">
            <text:p>1520</text:p>
          </table:table-cell>
          <table:table-cell office:value-type="string">
            <text:p>Nottingham</text:p>
          </table:table-cell>
          <table:table-cell office:value-type="string">
            <text:p>Ishe Worth Agamble</text:p>
          </table:table-cell>
          <table:table-cell office:value-type="float" office:value="6.5">
            <text:p>6.5</text:p>
          </table:table-cell>
          <table:table-cell office:value-type="float" office:value="0.136153548305355">
            <text:p>0.136153548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35">
            <text:p>1535</text:p>
          </table:table-cell>
          <table:table-cell office:value-type="string">
            <text:p>Wetherby</text:p>
          </table:table-cell>
          <table:table-cell office:value-type="string">
            <text:p>Hasbro Market</text:p>
          </table:table-cell>
          <table:table-cell office:value-type="float" office:value="4.33">
            <text:p>4.33</text:p>
          </table:table-cell>
          <table:table-cell office:value-type="float" office:value="0.224599889724525">
            <text:p>0.22459988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Two B Tanned</text:p>
          </table:table-cell>
          <table:table-cell office:value-type="float" office:value="13">
            <text:p>13</text:p>
          </table:table-cell>
          <table:table-cell office:value-type="float" office:value="0.067638742097861">
            <text:p>0.067638742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555">
            <text:p>1555</text:p>
          </table:table-cell>
          <table:table-cell office:value-type="string">
            <text:p>Nottingham</text:p>
          </table:table-cell>
          <table:table-cell office:value-type="string">
            <text:p>Faithful Dream</text:p>
          </table:table-cell>
          <table:table-cell office:value-type="float" office:value="5">
            <text:p>5</text:p>
          </table:table-cell>
          <table:table-cell office:value-type="float" office:value="0.180284880744394">
            <text:p>0.18028488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05">
            <text:p>1605</text:p>
          </table:table-cell>
          <table:table-cell office:value-type="string">
            <text:p>Wetherby</text:p>
          </table:table-cell>
          <table:table-cell office:value-type="string">
            <text:p>Secret History</text:p>
          </table:table-cell>
          <table:table-cell office:value-type="float" office:value="2.63">
            <text:p>2.63</text:p>
          </table:table-cell>
          <table:table-cell office:value-type="float" office:value="0.342176140304438">
            <text:p>0.34217614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25">
            <text:p>1625</text:p>
          </table:table-cell>
          <table:table-cell office:value-type="string">
            <text:p>Nottingham</text:p>
          </table:table-cell>
          <table:table-cell office:value-type="string">
            <text:p>Nad Alshiba Green</text:p>
          </table:table-cell>
          <table:table-cell office:value-type="float" office:value="2.63">
            <text:p>2.63</text:p>
          </table:table-cell>
          <table:table-cell office:value-type="float" office:value="0.345674323600445">
            <text:p>0.3456743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35">
            <text:p>1635</text:p>
          </table:table-cell>
          <table:table-cell office:value-type="string">
            <text:p>Wetherby</text:p>
          </table:table-cell>
          <table:table-cell office:value-type="string">
            <text:p>Harswell Ruby</text:p>
          </table:table-cell>
          <table:table-cell office:value-type="float" office:value="4.5">
            <text:p>4.5</text:p>
          </table:table-cell>
          <table:table-cell office:value-type="float" office:value="0.193906248312158">
            <text:p>0.19390624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Glorious Kitty</text:p>
          </table:table-cell>
          <table:table-cell office:value-type="float" office:value="6">
            <text:p>6</text:p>
          </table:table-cell>
          <table:table-cell office:value-type="float" office:value="0.147964575903637">
            <text:p>0.14796457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655">
            <text:p>1655</text:p>
          </table:table-cell>
          <table:table-cell office:value-type="string">
            <text:p>Nottingham</text:p>
          </table:table-cell>
          <table:table-cell office:value-type="string">
            <text:p>Lava Stream</text:p>
          </table:table-cell>
          <table:table-cell office:value-type="float" office:value="12">
            <text:p>12</text:p>
          </table:table-cell>
          <table:table-cell office:value-type="float" office:value="0.0918103901335188">
            <text:p>0.09181039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05">
            <text:p>1705</text:p>
          </table:table-cell>
          <table:table-cell office:value-type="string">
            <text:p>Wetherby</text:p>
          </table:table-cell>
          <table:table-cell office:value-type="string">
            <text:p>Dorney Lake</text:p>
          </table:table-cell>
          <table:table-cell office:value-type="float" office:value="6.5">
            <text:p>6.5</text:p>
          </table:table-cell>
          <table:table-cell office:value-type="float" office:value="0.134314481107674">
            <text:p>0.13431448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Night Breeze</text:p>
          </table:table-cell>
          <table:table-cell office:value-type="float" office:value="6">
            <text:p>6</text:p>
          </table:table-cell>
          <table:table-cell office:value-type="float" office:value="0.153171227824501">
            <text:p>0.15317122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25">
            <text:p>1725</text:p>
          </table:table-cell>
          <table:table-cell office:value-type="string">
            <text:p>Nottingham</text:p>
          </table:table-cell>
          <table:table-cell office:value-type="string">
            <text:p>Rock N Roll Pinkie</text:p>
          </table:table-cell>
          <table:table-cell office:value-type="float" office:value="4.33">
            <text:p>4.33</text:p>
          </table:table-cell>
          <table:table-cell office:value-type="float" office:value="0.222313304464446">
            <text:p>0.22231330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Persuasion</text:p>
          </table:table-cell>
          <table:table-cell office:value-type="float" office:value="5.5">
            <text:p>5.5</text:p>
          </table:table-cell>
          <table:table-cell office:value-type="float" office:value="0.174904007631571">
            <text:p>0.17490400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755">
            <text:p>1755</text:p>
          </table:table-cell>
          <table:table-cell office:value-type="string">
            <text:p>Nottingham</text:p>
          </table:table-cell>
          <table:table-cell office:value-type="string">
            <text:p>Solanna</text:p>
          </table:table-cell>
          <table:table-cell office:value-type="float" office:value="4.5">
            <text:p>4.5</text:p>
          </table:table-cell>
          <table:table-cell office:value-type="float" office:value="0.215851865720018">
            <text:p>0.21585186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Talismans Time</text:p>
          </table:table-cell>
          <table:table-cell office:value-type="float" office:value="5">
            <text:p>5</text:p>
          </table:table-cell>
          <table:table-cell office:value-type="float" office:value="0.187581854639562">
            <text:p>0.18758185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Pageant Girl</text:p>
          </table:table-cell>
          <table:table-cell office:value-type="float" office:value="6">
            <text:p>6</text:p>
          </table:table-cell>
          <table:table-cell office:value-type="float" office:value="0.146226252382759">
            <text:p>0.14622625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Kocktail Bleu</text:p>
          </table:table-cell>
          <table:table-cell office:value-type="float" office:value="13">
            <text:p>13</text:p>
          </table:table-cell>
          <table:table-cell office:value-type="float" office:value="0.0726201839962007">
            <text:p>0.0726201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argot Mae</text:p>
          </table:table-cell>
          <table:table-cell office:value-type="float" office:value="10">
            <text:p>10</text:p>
          </table:table-cell>
          <table:table-cell office:value-type="float" office:value="0.0936544948782769">
            <text:p>0.09365449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Coul Dreamer</text:p>
          </table:table-cell>
          <table:table-cell office:value-type="float" office:value="11">
            <text:p>11</text:p>
          </table:table-cell>
          <table:table-cell office:value-type="float" office:value="0.086321365443204">
            <text:p>0.08632136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Zimmerman</text:p>
          </table:table-cell>
          <table:table-cell office:value-type="float" office:value="9">
            <text:p>9</text:p>
          </table:table-cell>
          <table:table-cell office:value-type="float" office:value="0.104821228707008">
            <text:p>0.10482122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La Tulipe Noire</text:p>
          </table:table-cell>
          <table:table-cell office:value-type="float" office:value="26">
            <text:p>26</text:p>
          </table:table-cell>
          <table:table-cell office:value-type="float" office:value="0.0319706388054148">
            <text:p>0.03197063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Resplendent Grey</text:p>
          </table:table-cell>
          <table:table-cell office:value-type="float" office:value="13">
            <text:p>13</text:p>
          </table:table-cell>
          <table:table-cell office:value-type="float" office:value="0.0712939076678838">
            <text:p>0.071293907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Stressfree</text:p>
          </table:table-cell>
          <table:table-cell office:value-type="float" office:value="5.5">
            <text:p>5.5</text:p>
          </table:table-cell>
          <table:table-cell office:value-type="float" office:value="0.182023795864157">
            <text:p>0.18202379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Chasing Paradise</text:p>
          </table:table-cell>
          <table:table-cell office:value-type="float" office:value="6">
            <text:p>6</text:p>
          </table:table-cell>
          <table:table-cell office:value-type="float" office:value="0.179298962103038">
            <text:p>0.1792989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Heyzoom</text:p>
          </table:table-cell>
          <table:table-cell office:value-type="float" office:value="4">
            <text:p>4</text:p>
          </table:table-cell>
          <table:table-cell office:value-type="float" office:value="0.234723441631443">
            <text:p>0.2347234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Tiva</text:p>
          </table:table-cell>
          <table:table-cell office:value-type="float" office:value="6">
            <text:p>6</text:p>
          </table:table-cell>
          <table:table-cell office:value-type="float" office:value="0.145890870844339">
            <text:p>0.14589087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Black Endeavour</text:p>
          </table:table-cell>
          <table:table-cell office:value-type="float" office:value="9">
            <text:p>9</text:p>
          </table:table-cell>
          <table:table-cell office:value-type="float" office:value="0.092846682635706">
            <text:p>0.09284668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Evelyn'S Phoenix</text:p>
          </table:table-cell>
          <table:table-cell office:value-type="float" office:value="7">
            <text:p>7</text:p>
          </table:table-cell>
          <table:table-cell office:value-type="float" office:value="0.135586158982396">
            <text:p>0.1355861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ircle Of Trust</text:p>
          </table:table-cell>
          <table:table-cell office:value-type="float" office:value="9">
            <text:p>9</text:p>
          </table:table-cell>
          <table:table-cell office:value-type="float" office:value="0.105358788107998">
            <text:p>0.10535878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Vencedora</text:p>
          </table:table-cell>
          <table:table-cell office:value-type="float" office:value="9">
            <text:p>9</text:p>
          </table:table-cell>
          <table:table-cell office:value-type="float" office:value="0.0970146556119469">
            <text:p>0.09701465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Ghaiyya</text:p>
          </table:table-cell>
          <table:table-cell office:value-type="float" office:value="15">
            <text:p>15</text:p>
          </table:table-cell>
          <table:table-cell office:value-type="float" office:value="0.0654558327462864">
            <text:p>0.06545583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nion Island</text:p>
          </table:table-cell>
          <table:table-cell office:value-type="float" office:value="17">
            <text:p>17</text:p>
          </table:table-cell>
          <table:table-cell office:value-type="float" office:value="0.0548045828395874">
            <text:p>0.05480458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Pearly Squirrel</text:p>
          </table:table-cell>
          <table:table-cell office:value-type="float" office:value="11">
            <text:p>11</text:p>
          </table:table-cell>
          <table:table-cell office:value-type="float" office:value="0.0832190494448379">
            <text:p>0.0832190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l Zanati</text:p>
          </table:table-cell>
          <table:table-cell office:value-type="float" office:value="8.5">
            <text:p>8.5</text:p>
          </table:table-cell>
          <table:table-cell office:value-type="float" office:value="0.1076852342408">
            <text:p>0.10768523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Jack Hyde</text:p>
          </table:table-cell>
          <table:table-cell office:value-type="float" office:value="5.5">
            <text:p>5.5</text:p>
          </table:table-cell>
          <table:table-cell office:value-type="float" office:value="0.172378643919722">
            <text:p>0.17237864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Masaban</text:p>
          </table:table-cell>
          <table:table-cell office:value-type="float" office:value="6">
            <text:p>6</text:p>
          </table:table-cell>
          <table:table-cell office:value-type="float" office:value="0.138664730015351">
            <text:p>0.138664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Kabylia</text:p>
          </table:table-cell>
          <table:table-cell office:value-type="float" office:value="11">
            <text:p>11</text:p>
          </table:table-cell>
          <table:table-cell office:value-type="float" office:value="0.090465492404632">
            <text:p>0.090465492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inxs Link</text:p>
          </table:table-cell>
          <table:table-cell office:value-type="float" office:value="29">
            <text:p>29</text:p>
          </table:table-cell>
          <table:table-cell office:value-type="float" office:value="0.02386300743502">
            <text:p>0.023863007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Bucaneer'S Spirit</text:p>
          </table:table-cell>
          <table:table-cell office:value-type="float" office:value="9.5">
            <text:p>9.5</text:p>
          </table:table-cell>
          <table:table-cell office:value-type="float" office:value="0.0908973065331884">
            <text:p>0.0908973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Midleton Rare</text:p>
          </table:table-cell>
          <table:table-cell office:value-type="float" office:value="13">
            <text:p>13</text:p>
          </table:table-cell>
          <table:table-cell office:value-type="float" office:value="0.0693064498221051">
            <text:p>0.06930644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Pink Eyed Pedro</text:p>
          </table:table-cell>
          <table:table-cell office:value-type="float" office:value="5.5">
            <text:p>5.5</text:p>
          </table:table-cell>
          <table:table-cell office:value-type="float" office:value="0.177757702460549">
            <text:p>0.17775770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13">
            <text:p>13</text:p>
          </table:table-cell>
          <table:table-cell office:value-type="float" office:value="0.0713842417437581">
            <text:p>0.071384241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King Jon Oliver</text:p>
          </table:table-cell>
          <table:table-cell office:value-type="float" office:value="8.5">
            <text:p>8.5</text:p>
          </table:table-cell>
          <table:table-cell office:value-type="float" office:value="0.114534927340468">
            <text:p>0.114534927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Gentleman Bill</text:p>
          </table:table-cell>
          <table:table-cell office:value-type="float" office:value="10">
            <text:p>10</text:p>
          </table:table-cell>
          <table:table-cell office:value-type="float" office:value="0.089467447931582">
            <text:p>0.0894674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King Roly</text:p>
          </table:table-cell>
          <table:table-cell office:value-type="float" office:value="5.5">
            <text:p>5.5</text:p>
          </table:table-cell>
          <table:table-cell office:value-type="float" office:value="0.175249130092539">
            <text:p>0.1752491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Valley Of Flowers</text:p>
          </table:table-cell>
          <table:table-cell office:value-type="float" office:value="7.5">
            <text:p>7.5</text:p>
          </table:table-cell>
          <table:table-cell office:value-type="float" office:value="0.129991486305251">
            <text:p>0.129991486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Roger Rarebit</text:p>
          </table:table-cell>
          <table:table-cell office:value-type="float" office:value="6.5">
            <text:p>6.5</text:p>
          </table:table-cell>
          <table:table-cell office:value-type="float" office:value="0.150763932180597">
            <text:p>0.150763932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Alice De Clare</text:p>
          </table:table-cell>
          <table:table-cell office:value-type="float" office:value="9.5">
            <text:p>9.5</text:p>
          </table:table-cell>
          <table:table-cell office:value-type="float" office:value="0.0923832347533749">
            <text:p>0.09238323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Brave Approach</text:p>
          </table:table-cell>
          <table:table-cell office:value-type="float" office:value="15">
            <text:p>15</text:p>
          </table:table-cell>
          <table:table-cell office:value-type="float" office:value="0.0610229449704141">
            <text:p>0.06102294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Lady Ridgewood</text:p>
          </table:table-cell>
          <table:table-cell office:value-type="float" office:value="5">
            <text:p>5</text:p>
          </table:table-cell>
          <table:table-cell office:value-type="float" office:value="0.187668527921026">
            <text:p>0.187668527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Changing Lanes</text:p>
          </table:table-cell>
          <table:table-cell office:value-type="float" office:value="5">
            <text:p>5</text:p>
          </table:table-cell>
          <table:table-cell office:value-type="float" office:value="0.188277052503576">
            <text:p>0.1882770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Imperial Pride</text:p>
          </table:table-cell>
          <table:table-cell office:value-type="float" office:value="7.5">
            <text:p>7.5</text:p>
          </table:table-cell>
          <table:table-cell office:value-type="float" office:value="0.120802403804195">
            <text:p>0.12080240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Rioja Alta</text:p>
          </table:table-cell>
          <table:table-cell office:value-type="float" office:value="6.5">
            <text:p>6.5</text:p>
          </table:table-cell>
          <table:table-cell office:value-type="float" office:value="0.108303226849558">
            <text:p>0.108303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The Paddy Pie</text:p>
          </table:table-cell>
          <table:table-cell office:value-type="float" office:value="13">
            <text:p>13</text:p>
          </table:table-cell>
          <table:table-cell office:value-type="float" office:value="0.0795037938371888">
            <text:p>0.07950379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onsieur Le Fuzz</text:p>
          </table:table-cell>
          <table:table-cell office:value-type="float" office:value="6.5">
            <text:p>6.5</text:p>
          </table:table-cell>
          <table:table-cell office:value-type="float" office:value="0.121067156594874">
            <text:p>0.12106715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lory To Be</text:p>
          </table:table-cell>
          <table:table-cell office:value-type="float" office:value="5.5">
            <text:p>5.5</text:p>
          </table:table-cell>
          <table:table-cell office:value-type="float" office:value="0.165083385081452">
            <text:p>0.16508338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Survivor'S Code</text:p>
          </table:table-cell>
          <table:table-cell office:value-type="float" office:value="5.5">
            <text:p>5.5</text:p>
          </table:table-cell>
          <table:table-cell office:value-type="float" office:value="0.168959801728607">
            <text:p>0.1689598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Sam'S Amour</text:p>
          </table:table-cell>
          <table:table-cell office:value-type="float" office:value="29">
            <text:p>29</text:p>
          </table:table-cell>
          <table:table-cell office:value-type="float" office:value="0.0259648465954776">
            <text:p>0.0259648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Reader</text:p>
          </table:table-cell>
          <table:table-cell office:value-type="float" office:value="5">
            <text:p>5</text:p>
          </table:table-cell>
          <table:table-cell office:value-type="float" office:value="0.187910831590244">
            <text:p>0.18791083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orgeous Mr George</text:p>
          </table:table-cell>
          <table:table-cell office:value-type="float" office:value="10">
            <text:p>10</text:p>
          </table:table-cell>
          <table:table-cell office:value-type="float" office:value="0.0878610612834162">
            <text:p>0.08786106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Stiletto</text:p>
          </table:table-cell>
          <table:table-cell office:value-type="float" office:value="17">
            <text:p>17</text:p>
          </table:table-cell>
          <table:table-cell office:value-type="float" office:value="0.0576667950900066">
            <text:p>0.057666795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Eastern Shores</text:p>
          </table:table-cell>
          <table:table-cell office:value-type="float" office:value="15">
            <text:p>15</text:p>
          </table:table-cell>
          <table:table-cell office:value-type="float" office:value="0.0649042162675421">
            <text:p>0.064904216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ungle Bay</text:p>
          </table:table-cell>
          <table:table-cell office:value-type="float" office:value="8.5">
            <text:p>8.5</text:p>
          </table:table-cell>
          <table:table-cell office:value-type="float" office:value="0.104713715827217">
            <text:p>0.10471371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Showmedemoney</text:p>
          </table:table-cell>
          <table:table-cell office:value-type="float" office:value="8.5">
            <text:p>8.5</text:p>
          </table:table-cell>
          <table:table-cell office:value-type="float" office:value="0.11410067020697">
            <text:p>0.11410067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Heart Above</text:p>
          </table:table-cell>
          <table:table-cell office:value-type="float" office:value="11">
            <text:p>11</text:p>
          </table:table-cell>
          <table:table-cell office:value-type="float" office:value="0.0808228085814764">
            <text:p>0.08082280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Battenburg Belle</text:p>
          </table:table-cell>
          <table:table-cell office:value-type="float" office:value="17">
            <text:p>17</text:p>
          </table:table-cell>
          <table:table-cell office:value-type="float" office:value="0.0420647075613546">
            <text:p>0.04206470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Breizh River</text:p>
          </table:table-cell>
          <table:table-cell office:value-type="float" office:value="6">
            <text:p>6</text:p>
          </table:table-cell>
          <table:table-cell office:value-type="float" office:value="0.16497212722745">
            <text:p>0.164972127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Far Ahead</text:p>
          </table:table-cell>
          <table:table-cell office:value-type="float" office:value="15">
            <text:p>15</text:p>
          </table:table-cell>
          <table:table-cell office:value-type="float" office:value="0.0605421431365089">
            <text:p>0.06054214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Redwood Queen</text:p>
          </table:table-cell>
          <table:table-cell office:value-type="float" office:value="7">
            <text:p>7</text:p>
          </table:table-cell>
          <table:table-cell office:value-type="float" office:value="0.142105455361287">
            <text:p>0.14210545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Le Questionnaire</text:p>
          </table:table-cell>
          <table:table-cell office:value-type="float" office:value="7">
            <text:p>7</text:p>
          </table:table-cell>
          <table:table-cell office:value-type="float" office:value="0.131830669522692">
            <text:p>0.13183066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Fircombe Hall</text:p>
          </table:table-cell>
          <table:table-cell office:value-type="float" office:value="7.5">
            <text:p>7.5</text:p>
          </table:table-cell>
          <table:table-cell office:value-type="float" office:value="0.111020601210825">
            <text:p>0.11102060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Prince Of Air</text:p>
          </table:table-cell>
          <table:table-cell office:value-type="float" office:value="9.5">
            <text:p>9.5</text:p>
          </table:table-cell>
          <table:table-cell office:value-type="float" office:value="0.0814073593243323">
            <text:p>0.08140735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Jetaway Nana</text:p>
          </table:table-cell>
          <table:table-cell office:value-type="float" office:value="11">
            <text:p>11</text:p>
          </table:table-cell>
          <table:table-cell office:value-type="float" office:value="0.0854340753190533">
            <text:p>0.085434075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Ballybrack Wood</text:p>
          </table:table-cell>
          <table:table-cell office:value-type="float" office:value="9.5">
            <text:p>9.5</text:p>
          </table:table-cell>
          <table:table-cell office:value-type="float" office:value="0.0909392636017893">
            <text:p>0.0909392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Lawful Ruler</text:p>
          </table:table-cell>
          <table:table-cell office:value-type="float" office:value="11">
            <text:p>11</text:p>
          </table:table-cell>
          <table:table-cell office:value-type="float" office:value="0.0689170460910637">
            <text:p>0.068917046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Ziggy's Condor</text:p>
          </table:table-cell>
          <table:table-cell office:value-type="float" office:value="8.5">
            <text:p>8.5</text:p>
          </table:table-cell>
          <table:table-cell office:value-type="float" office:value="0.102734162629549">
            <text:p>0.10273416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ais Fluors</text:p>
          </table:table-cell>
          <table:table-cell office:value-type="float" office:value="13">
            <text:p>13</text:p>
          </table:table-cell>
          <table:table-cell office:value-type="float" office:value="0.0693386330903402">
            <text:p>0.069338633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1820587981324">
            <text:p>0.2118205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191859184636634">
            <text:p>0.19185918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28359596451673">
            <text:p>0.32835959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34859389386204">
            <text:p>0.534859389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24513658865157">
            <text:p>0.22451365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205649389660518">
            <text:p>0.2056493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56300664804102">
            <text:p>0.456300664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416465585207">
            <text:p>0.1244164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Max Of Stars</text:p>
          </table:table-cell>
          <table:table-cell office:value-type="float" office:value="7">
            <text:p>7</text:p>
          </table:table-cell>
          <table:table-cell office:value-type="float" office:value="0.140030442627599">
            <text:p>0.14003044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1382440699843">
            <text:p>0.28138244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Bethpage</text:p>
          </table:table-cell>
          <table:table-cell office:value-type="float" office:value="13">
            <text:p>13</text:p>
          </table:table-cell>
          <table:table-cell office:value-type="float" office:value="0.065183774243867">
            <text:p>0.065183774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rustyourinstinct</text:p>
          </table:table-cell>
          <table:table-cell office:value-type="float" office:value="11">
            <text:p>11</text:p>
          </table:table-cell>
          <table:table-cell office:value-type="float" office:value="0.0835873285743304">
            <text:p>0.0835873286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Unspeakable</text:p>
          </table:table-cell>
          <table:table-cell office:value-type="float" office:value="7">
            <text:p>7</text:p>
          </table:table-cell>
          <table:table-cell office:value-type="float" office:value="0.136628601106909">
            <text:p>0.13662860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902681031556">
            <text:p>0.09026810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8079283177733">
            <text:p>0.18807928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58466728739593">
            <text:p>0.1584667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155496732146">
            <text:p>0.11115549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30130898879154">
            <text:p>0.13013089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5587061706369">
            <text:p>0.21558706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7302845113767">
            <text:p>0.05730284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6926885638974">
            <text:p>0.16692688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194446627380646">
            <text:p>0.194446627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Down The Glen</text:p>
          </table:table-cell>
          <table:table-cell office:value-type="float" office:value="9">
            <text:p>9</text:p>
          </table:table-cell>
          <table:table-cell office:value-type="float" office:value="0.101636716139532">
            <text:p>0.10163671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74373123902892">
            <text:p>0.27437312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Itsalonglongroad</text:p>
          </table:table-cell>
          <table:table-cell office:value-type="float" office:value="15">
            <text:p>15</text:p>
          </table:table-cell>
          <table:table-cell office:value-type="float" office:value="0.0727583723561817">
            <text:p>0.07275837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Calico</text:p>
          </table:table-cell>
          <table:table-cell office:value-type="float" office:value="11">
            <text:p>11</text:p>
          </table:table-cell>
          <table:table-cell office:value-type="float" office:value="0.0874741975588367">
            <text:p>0.08747419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Daisy Fingall</text:p>
          </table:table-cell>
          <table:table-cell office:value-type="float" office:value="8">
            <text:p>8</text:p>
          </table:table-cell>
          <table:table-cell office:value-type="float" office:value="0.109406590167853">
            <text:p>0.1094065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36988815920325">
            <text:p>0.13698881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They Want Me</text:p>
          </table:table-cell>
          <table:table-cell office:value-type="float" office:value="5">
            <text:p>5</text:p>
          </table:table-cell>
          <table:table-cell office:value-type="float" office:value="0.172525230665566">
            <text:p>0.17252523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Fifth Column</text:p>
          </table:table-cell>
          <table:table-cell office:value-type="float" office:value="10">
            <text:p>10</text:p>
          </table:table-cell>
          <table:table-cell office:value-type="float" office:value="0.0914827899651137">
            <text:p>0.0914827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10">
            <text:p>10</text:p>
          </table:table-cell>
          <table:table-cell office:value-type="float" office:value="0.090232458945651">
            <text:p>0.09023245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Presentandcounting</text:p>
          </table:table-cell>
          <table:table-cell office:value-type="float" office:value="10">
            <text:p>10</text:p>
          </table:table-cell>
          <table:table-cell office:value-type="float" office:value="0.0951819992093218">
            <text:p>0.0951819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Bulletin</text:p>
          </table:table-cell>
          <table:table-cell office:value-type="float" office:value="9.5">
            <text:p>9.5</text:p>
          </table:table-cell>
          <table:table-cell office:value-type="float" office:value="0.0950047402280687">
            <text:p>0.0950047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Its Not Over Yet</text:p>
          </table:table-cell>
          <table:table-cell office:value-type="float" office:value="13">
            <text:p>13</text:p>
          </table:table-cell>
          <table:table-cell office:value-type="float" office:value="0.0757147742005643">
            <text:p>0.07571477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Mereside Spark</text:p>
          </table:table-cell>
          <table:table-cell office:value-type="float" office:value="17">
            <text:p>17</text:p>
          </table:table-cell>
          <table:table-cell office:value-type="float" office:value="0.0551846182297727">
            <text:p>0.05518461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Emerald Army</text:p>
          </table:table-cell>
          <table:table-cell office:value-type="float" office:value="8">
            <text:p>8</text:p>
          </table:table-cell>
          <table:table-cell office:value-type="float" office:value="0.118380487131872">
            <text:p>0.11838048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Level Up</text:p>
          </table:table-cell>
          <table:table-cell office:value-type="float" office:value="7">
            <text:p>7</text:p>
          </table:table-cell>
          <table:table-cell office:value-type="float" office:value="0.138161990472377">
            <text:p>0.13816199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Moonjid</text:p>
          </table:table-cell>
          <table:table-cell office:value-type="float" office:value="5.5">
            <text:p>5.5</text:p>
          </table:table-cell>
          <table:table-cell office:value-type="float" office:value="0.16273955990368">
            <text:p>0.16273955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Bay Dream Believer</text:p>
          </table:table-cell>
          <table:table-cell office:value-type="float" office:value="21">
            <text:p>21</text:p>
          </table:table-cell>
          <table:table-cell office:value-type="float" office:value="0.0380759664255706">
            <text:p>0.03807596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Law Degree</text:p>
          </table:table-cell>
          <table:table-cell office:value-type="float" office:value="15">
            <text:p>15</text:p>
          </table:table-cell>
          <table:table-cell office:value-type="float" office:value="0.060636161954671">
            <text:p>0.0606361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  <table:database-ranges>
        <table:database-range table:target-range-address="Sheet1.A1:Sheet1.K121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2">02/05/2026</text:date>, <text:time>08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5-02T08:33:52.20</dc:date>
    <dc:creator>Kieran O'Hagan</dc:creator>
    <meta:editing-duration>PT23M54S</meta:editing-duration>
    <meta:editing-cycles>30</meta:editing-cycles>
    <meta:document-statistic meta:table-count="1" meta:cell-count="13321" meta:object-count="0"/>
  </office:meta>
</office:document-meta>
</file>